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8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kron_2015</text:p>
          </table:table-cell>
          <table:table-cell office:value-type="float" office:value="35124.9" calcext:value-type="float">
            <text:p>35124.9</text:p>
          </table:table-cell>
        </table:table-row>
        <table:table-row table:style-name="ro1">
          <table:table-cell office:value-type="string" calcext:value-type="string">
            <text:p>albany_2015</text:p>
          </table:table-cell>
          <table:table-cell office:value-type="float" office:value="51432.8" calcext:value-type="float">
            <text:p>51432.8</text:p>
          </table:table-cell>
        </table:table-row>
        <table:table-row table:style-name="ro1">
          <table:table-cell office:value-type="string" calcext:value-type="string">
            <text:p>albuquerque_2015</text:p>
          </table:table-cell>
          <table:table-cell office:value-type="float" office:value="41538.7" calcext:value-type="float">
            <text:p>41538.7</text:p>
          </table:table-cell>
        </table:table-row>
        <table:table-row table:style-name="ro1">
          <table:table-cell office:value-type="string" calcext:value-type="string">
            <text:p>allentown_2015</text:p>
          </table:table-cell>
          <table:table-cell office:value-type="float" office:value="41647.4" calcext:value-type="float">
            <text:p>41647.4</text:p>
          </table:table-cell>
        </table:table-row>
        <table:table-row table:style-name="ro1">
          <table:table-cell office:value-type="string" calcext:value-type="string">
            <text:p>anchorage_2015</text:p>
          </table:table-cell>
          <table:table-cell office:value-type="float" office:value="28068.8" calcext:value-type="float">
            <text:p>28068.8</text:p>
          </table:table-cell>
        </table:table-row>
        <table:table-row table:style-name="ro1">
          <table:table-cell office:value-type="string" calcext:value-type="string">
            <text:p>asheville_2015</text:p>
          </table:table-cell>
          <table:table-cell office:value-type="float" office:value="17742.1" calcext:value-type="float">
            <text:p>17742.1</text:p>
          </table:table-cell>
        </table:table-row>
        <table:table-row table:style-name="ro1">
          <table:table-cell office:value-type="string" calcext:value-type="string">
            <text:p>atlanta_2015</text:p>
          </table:table-cell>
          <table:table-cell office:value-type="float" office:value="347603.9" calcext:value-type="float">
            <text:p>347603.9</text:p>
          </table:table-cell>
        </table:table-row>
        <table:table-row table:style-name="ro1">
          <table:table-cell office:value-type="string" calcext:value-type="string">
            <text:p>augusta_2015</text:p>
          </table:table-cell>
          <table:table-cell office:value-type="float" office:value="23274.4" calcext:value-type="float">
            <text:p>23274.4</text:p>
          </table:table-cell>
        </table:table-row>
        <table:table-row table:style-name="ro1">
          <table:table-cell office:value-type="string" calcext:value-type="string">
            <text:p>austin_2015</text:p>
          </table:table-cell>
          <table:table-cell office:value-type="float" office:value="127804.4" calcext:value-type="float">
            <text:p>127804.4</text:p>
          </table:table-cell>
        </table:table-row>
        <table:table-row table:style-name="ro1">
          <table:table-cell office:value-type="string" calcext:value-type="string">
            <text:p>bakersfield_2015</text:p>
          </table:table-cell>
          <table:table-cell office:value-type="float" office:value="36807.4" calcext:value-type="float">
            <text:p>36807.4</text:p>
          </table:table-cell>
        </table:table-row>
        <table:table-row table:style-name="ro1">
          <table:table-cell office:value-type="string" calcext:value-type="string">
            <text:p>baltimore_2015</text:p>
          </table:table-cell>
          <table:table-cell office:value-type="float" office:value="178894.9" calcext:value-type="float">
            <text:p>178894.9</text:p>
          </table:table-cell>
        </table:table-row>
        <table:table-row table:style-name="ro1">
          <table:table-cell office:value-type="string" calcext:value-type="string">
            <text:p>batonrouge_2015</text:p>
          </table:table-cell>
          <table:table-cell office:value-type="float" office:value="51979.6" calcext:value-type="float">
            <text:p>51979.6</text:p>
          </table:table-cell>
        </table:table-row>
        <table:table-row table:style-name="ro1">
          <table:table-cell office:value-type="string" calcext:value-type="string">
            <text:p>beaumont_2015</text:p>
          </table:table-cell>
          <table:table-cell office:value-type="float" office:value="25053.1" calcext:value-type="float">
            <text:p>25053.1</text:p>
          </table:table-cell>
        </table:table-row>
        <table:table-row table:style-name="ro1">
          <table:table-cell office:value-type="string" calcext:value-type="string">
            <text:p>birmingham_2015</text:p>
          </table:table-cell>
          <table:table-cell office:value-type="float" office:value="61259.2" calcext:value-type="float">
            <text:p>61259.2</text:p>
          </table:table-cell>
        </table:table-row>
        <table:table-row table:style-name="ro1">
          <table:table-cell office:value-type="string" calcext:value-type="string">
            <text:p>boisecity_2015</text:p>
          </table:table-cell>
          <table:table-cell office:value-type="float" office:value="30155.1" calcext:value-type="float">
            <text:p>30155.1</text:p>
          </table:table-cell>
        </table:table-row>
        <table:table-row table:style-name="ro1">
          <table:table-cell office:value-type="string" calcext:value-type="string">
            <text:p>boston_2015</text:p>
          </table:table-cell>
          <table:table-cell office:value-type="float" office:value="407675.1" calcext:value-type="float">
            <text:p>407675.1</text:p>
          </table:table-cell>
        </table:table-row>
        <table:table-row table:style-name="ro1">
          <table:table-cell office:value-type="string" calcext:value-type="string">
            <text:p>bridgeport_2015</text:p>
          </table:table-cell>
          <table:table-cell office:value-type="float" office:value="96895.7" calcext:value-type="float">
            <text:p>96895.7</text:p>
          </table:table-cell>
        </table:table-row>
        <table:table-row table:style-name="ro1">
          <table:table-cell office:value-type="string" calcext:value-type="string">
            <text:p>brownsville_2015</text:p>
          </table:table-cell>
          <table:table-cell office:value-type="float" office:value="9896.7" calcext:value-type="float">
            <text:p>9896.7</text:p>
          </table:table-cell>
        </table:table-row>
        <table:table-row table:style-name="ro1">
          <table:table-cell office:value-type="string" calcext:value-type="string">
            <text:p>buffalo_2015</text:p>
          </table:table-cell>
          <table:table-cell office:value-type="float" office:value="56814.5" calcext:value-type="float">
            <text:p>56814.5</text:p>
          </table:table-cell>
        </table:table-row>
        <table:table-row table:style-name="ro1">
          <table:table-cell office:value-type="string" calcext:value-type="string">
            <text:p>canton_2015</text:p>
          </table:table-cell>
          <table:table-cell office:value-type="float" office:value="16839.7" calcext:value-type="float">
            <text:p>16839.7</text:p>
          </table:table-cell>
        </table:table-row>
        <table:table-row table:style-name="ro1">
          <table:table-cell office:value-type="string" calcext:value-type="string">
            <text:p>capecoral_2015</text:p>
          </table:table-cell>
          <table:table-cell office:value-type="float" office:value="25820.5" calcext:value-type="float">
            <text:p>25820.5</text:p>
          </table:table-cell>
        </table:table-row>
        <table:table-row table:style-name="ro1">
          <table:table-cell office:value-type="string" calcext:value-type="string">
            <text:p>charleston_2015</text:p>
          </table:table-cell>
          <table:table-cell office:value-type="float" office:value="36979.7" calcext:value-type="float">
            <text:p>36979.7</text:p>
          </table:table-cell>
        </table:table-row>
        <table:table-row table:style-name="ro1">
          <table:table-cell office:value-type="string" calcext:value-type="string">
            <text:p>chattanooga_2015</text:p>
          </table:table-cell>
          <table:table-cell office:value-type="float" office:value="24965.4" calcext:value-type="float">
            <text:p>24965.4</text:p>
          </table:table-cell>
        </table:table-row>
        <table:table-row table:style-name="ro1">
          <table:table-cell office:value-type="string" calcext:value-type="string">
            <text:p>chicago_2015</text:p>
          </table:table-cell>
          <table:table-cell office:value-type="float" office:value="639032.8" calcext:value-type="float">
            <text:p>639032.8</text:p>
          </table:table-cell>
        </table:table-row>
        <table:table-row table:style-name="ro1">
          <table:table-cell office:value-type="string" calcext:value-type="string">
            <text:p>cincinnati_2015</text:p>
          </table:table-cell>
          <table:table-cell office:value-type="float" office:value="127587.5" calcext:value-type="float">
            <text:p>127587.5</text:p>
          </table:table-cell>
        </table:table-row>
        <table:table-row table:style-name="ro1">
          <table:table-cell office:value-type="string" calcext:value-type="string">
            <text:p>cleveland_2015</text:p>
          </table:table-cell>
          <table:table-cell office:value-type="float" office:value="4292.9" calcext:value-type="float">
            <text:p>4292.9</text:p>
          </table:table-cell>
        </table:table-row>
        <table:table-row table:style-name="ro1">
          <table:table-cell office:value-type="string" calcext:value-type="string">
            <text:p>coloradosprings_2015</text:p>
          </table:table-cell>
          <table:table-cell office:value-type="float" office:value="30077" calcext:value-type="float">
            <text:p>30077</text:p>
          </table:table-cell>
        </table:table-row>
        <table:table-row table:style-name="ro1">
          <table:table-cell office:value-type="string" calcext:value-type="string">
            <text:p>columbia_2015</text:p>
          </table:table-cell>
          <table:table-cell office:value-type="float" office:value="39312.3" calcext:value-type="float">
            <text:p>39312.3</text:p>
          </table:table-cell>
        </table:table-row>
        <table:table-row table:style-name="ro1">
          <table:table-cell office:value-type="string" calcext:value-type="string">
            <text:p>columbus_2015</text:p>
          </table:table-cell>
          <table:table-cell office:value-type="float" office:value="126020.8" calcext:value-type="float">
            <text:p>126020.8</text:p>
          </table:table-cell>
        </table:table-row>
        <table:table-row table:style-name="ro1">
          <table:table-cell office:value-type="string" calcext:value-type="string">
            <text:p>corpuschristi_2015</text:p>
          </table:table-cell>
          <table:table-cell office:value-type="float" office:value="22812.6" calcext:value-type="float">
            <text:p>22812.6</text:p>
          </table:table-cell>
        </table:table-row>
        <table:table-row table:style-name="ro1">
          <table:table-cell office:value-type="string" calcext:value-type="string">
            <text:p>dallas_2015</text:p>
          </table:table-cell>
          <table:table-cell office:value-type="float" office:value="491878.7" calcext:value-type="float">
            <text:p>491878.7</text:p>
          </table:table-cell>
        </table:table-row>
        <table:table-row table:style-name="ro1">
          <table:table-cell office:value-type="string" calcext:value-type="string">
            <text:p>dayton_2015</text:p>
          </table:table-cell>
          <table:table-cell office:value-type="float" office:value="39345.7" calcext:value-type="float">
            <text:p>39345.7</text:p>
          </table:table-cell>
        </table:table-row>
        <table:table-row table:style-name="ro1">
          <table:table-cell office:value-type="string" calcext:value-type="string">
            <text:p>deltona_2015</text:p>
          </table:table-cell>
          <table:table-cell office:value-type="float" office:value="16176.8" calcext:value-type="float">
            <text:p>16176.8</text:p>
          </table:table-cell>
        </table:table-row>
        <table:table-row table:style-name="ro1">
          <table:table-cell office:value-type="string" calcext:value-type="string">
            <text:p>denver_2015</text:p>
          </table:table-cell>
          <table:table-cell office:value-type="float" office:value="192499.2" calcext:value-type="float">
            <text:p>192499.2</text:p>
          </table:table-cell>
        </table:table-row>
        <table:table-row table:style-name="ro1">
          <table:table-cell office:value-type="string" calcext:value-type="string">
            <text:p>desmoines_2015</text:p>
          </table:table-cell>
          <table:table-cell office:value-type="float" office:value="50852.6" calcext:value-type="float">
            <text:p>50852.6</text:p>
          </table:table-cell>
        </table:table-row>
        <table:table-row table:style-name="ro1">
          <table:table-cell office:value-type="string" calcext:value-type="string">
            <text:p>detroit_2015</text:p>
          </table:table-cell>
          <table:table-cell office:value-type="float" office:value="242296.1" calcext:value-type="float">
            <text:p>242296.1</text:p>
          </table:table-cell>
        </table:table-row>
        <table:table-row table:style-name="ro1">
          <table:table-cell office:value-type="string" calcext:value-type="string">
            <text:p>dc_2015</text:p>
          </table:table-cell>
          <table:table-cell office:value-type="float" office:value="491778.5" calcext:value-type="float">
            <text:p>491778.5</text:p>
          </table:table-cell>
        </table:table-row>
        <table:table-row table:style-name="ro1">
          <table:table-cell office:value-type="string" calcext:value-type="string">
            <text:p>durham_2015</text:p>
          </table:table-cell>
          <table:table-cell office:value-type="float" office:value="43666.6" calcext:value-type="float">
            <text:p>43666.6</text:p>
          </table:table-cell>
        </table:table-row>
        <table:table-row table:style-name="ro1">
          <table:table-cell office:value-type="string" calcext:value-type="string">
            <text:p>elpaso_2015</text:p>
          </table:table-cell>
          <table:table-cell office:value-type="float" office:value="27867.3" calcext:value-type="float">
            <text:p>27867.3</text:p>
          </table:table-cell>
        </table:table-row>
        <table:table-row table:style-name="ro1">
          <table:table-cell office:value-type="string" calcext:value-type="string">
            <text:p>fayetteville_2015</text:p>
          </table:table-cell>
          <table:table-cell office:value-type="float" office:value="25437.4" calcext:value-type="float">
            <text:p>25437.4</text:p>
          </table:table-cell>
        </table:table-row>
        <table:table-row table:style-name="ro1">
          <table:table-cell office:value-type="string" calcext:value-type="string">
            <text:p>flint_2015</text:p>
          </table:table-cell>
          <table:table-cell office:value-type="float" office:value="13227.7" calcext:value-type="float">
            <text:p>13227.7</text:p>
          </table:table-cell>
        </table:table-row>
        <table:table-row table:style-name="ro1">
          <table:table-cell office:value-type="string" calcext:value-type="string">
            <text:p>fortwayne_2015</text:p>
          </table:table-cell>
          <table:table-cell office:value-type="float" office:value="20735.1" calcext:value-type="float">
            <text:p>20735.1</text:p>
          </table:table-cell>
        </table:table-row>
        <table:table-row table:style-name="ro1">
          <table:table-cell office:value-type="string" calcext:value-type="string">
            <text:p>fresno_2015</text:p>
          </table:table-cell>
          <table:table-cell office:value-type="float" office:value="39663.1" calcext:value-type="float">
            <text:p>39663.1</text:p>
          </table:table-cell>
        </table:table-row>
        <table:table-row table:style-name="ro1">
          <table:table-cell office:value-type="string" calcext:value-type="string">
            <text:p>grandrapids_2015</text:p>
          </table:table-cell>
          <table:table-cell office:value-type="float" office:value="56274.7" calcext:value-type="float">
            <text:p>56274.7</text:p>
          </table:table-cell>
        </table:table-row>
        <table:table-row table:style-name="ro1">
          <table:table-cell office:value-type="string" calcext:value-type="string">
            <text:p>greensboro_2015</text:p>
          </table:table-cell>
          <table:table-cell office:value-type="float" office:value="40227.9" calcext:value-type="float">
            <text:p>40227.9</text:p>
          </table:table-cell>
        </table:table-row>
        <table:table-row table:style-name="ro1">
          <table:table-cell office:value-type="string" calcext:value-type="string">
            <text:p>greenville_2015</text:p>
          </table:table-cell>
          <table:table-cell office:value-type="float" office:value="39122.4" calcext:value-type="float">
            <text:p>39122.4</text:p>
          </table:table-cell>
        </table:table-row>
        <table:table-row table:style-name="ro1">
          <table:table-cell office:value-type="string" calcext:value-type="string">
            <text:p>harrisburg_2015</text:p>
          </table:table-cell>
          <table:table-cell office:value-type="float" office:value="35209.1" calcext:value-type="float">
            <text:p>35209.1</text:p>
          </table:table-cell>
        </table:table-row>
        <table:table-row table:style-name="ro1">
          <table:table-cell office:value-type="string" calcext:value-type="string">
            <text:p>hartford_2015</text:p>
          </table:table-cell>
          <table:table-cell office:value-type="float" office:value="88387.5" calcext:value-type="float">
            <text:p>88387.5</text:p>
          </table:table-cell>
        </table:table-row>
        <table:table-row table:style-name="ro1">
          <table:table-cell office:value-type="string" calcext:value-type="string">
            <text:p>houston_2015</text:p>
          </table:table-cell>
          <table:table-cell office:value-type="float" office:value="494837.4" calcext:value-type="float">
            <text:p>494837.4</text:p>
          </table:table-cell>
        </table:table-row>
        <table:table-row table:style-name="ro1">
          <table:table-cell office:value-type="string" calcext:value-type="string">
            <text:p>huntsville_2015</text:p>
          </table:table-cell>
          <table:table-cell office:value-type="float" office:value="24153.4" calcext:value-type="float">
            <text:p>24153.4</text:p>
          </table:table-cell>
        </table:table-row>
        <table:table-row table:style-name="ro1">
          <table:table-cell office:value-type="string" calcext:value-type="string">
            <text:p>indianapolis_2015</text:p>
          </table:table-cell>
          <table:table-cell office:value-type="float" office:value="130824.6" calcext:value-type="float">
            <text:p>130824.6</text:p>
          </table:table-cell>
        </table:table-row>
        <table:table-row table:style-name="ro1">
          <table:table-cell office:value-type="string" calcext:value-type="string">
            <text:p>jackson_2015</text:p>
          </table:table-cell>
          <table:table-cell office:value-type="float" office:value="28842.1" calcext:value-type="float">
            <text:p>28842.1</text:p>
          </table:table-cell>
        </table:table-row>
        <table:table-row table:style-name="ro1">
          <table:table-cell office:value-type="string" calcext:value-type="string">
            <text:p>jacksonville_2015</text:p>
          </table:table-cell>
          <table:table-cell office:value-type="float" office:value="68810.2" calcext:value-type="float">
            <text:p>68810.2</text:p>
          </table:table-cell>
        </table:table-row>
        <table:table-row table:style-name="ro1">
          <table:table-cell office:value-type="string" calcext:value-type="string">
            <text:p>kansascity_2015</text:p>
          </table:table-cell>
          <table:table-cell office:value-type="float" office:value="125765.1" calcext:value-type="float">
            <text:p>125765.1</text:p>
          </table:table-cell>
        </table:table-row>
        <table:table-row table:style-name="ro1">
          <table:table-cell office:value-type="string" calcext:value-type="string">
            <text:p>killeen_2015</text:p>
          </table:table-cell>
          <table:table-cell office:value-type="float" office:value="16883.1" calcext:value-type="float">
            <text:p>16883.1</text:p>
          </table:table-cell>
        </table:table-row>
        <table:table-row table:style-name="ro1">
          <table:table-cell office:value-type="string" calcext:value-type="string">
            <text:p>knoxville_2015</text:p>
          </table:table-cell>
          <table:table-cell office:value-type="float" office:value="38343.4" calcext:value-type="float">
            <text:p>38343.4</text:p>
          </table:table-cell>
        </table:table-row>
        <table:table-row table:style-name="ro1">
          <table:table-cell office:value-type="string" calcext:value-type="string">
            <text:p>lafayette_2015</text:p>
          </table:table-cell>
          <table:table-cell office:value-type="float" office:value="23776.3" calcext:value-type="float">
            <text:p>23776.3</text:p>
          </table:table-cell>
        </table:table-row>
        <table:table-row table:style-name="ro1">
          <table:table-cell office:value-type="string" calcext:value-type="string">
            <text:p>lakeland_2015</text:p>
          </table:table-cell>
          <table:table-cell office:value-type="float" office:value="19611.2" calcext:value-type="float">
            <text:p>19611.2</text:p>
          </table:table-cell>
        </table:table-row>
        <table:table-row table:style-name="ro1">
          <table:table-cell office:value-type="string" calcext:value-type="string">
            <text:p>lancaster_2015</text:p>
          </table:table-cell>
          <table:table-cell office:value-type="float" office:value="27577" calcext:value-type="float">
            <text:p>27577</text:p>
          </table:table-cell>
        </table:table-row>
        <table:table-row table:style-name="ro1">
          <table:table-cell office:value-type="string" calcext:value-type="string">
            <text:p>lansing_2015</text:p>
          </table:table-cell>
          <table:table-cell office:value-type="float" office:value="20996.9" calcext:value-type="float">
            <text:p>20996.9</text:p>
          </table:table-cell>
        </table:table-row>
        <table:table-row table:style-name="ro1">
          <table:table-cell office:value-type="string" calcext:value-type="string">
            <text:p>lasvegas_2015</text:p>
          </table:table-cell>
          <table:table-cell office:value-type="float" office:value="103733.8" calcext:value-type="float">
            <text:p>103733.8</text:p>
          </table:table-cell>
        </table:table-row>
        <table:table-row table:style-name="ro1">
          <table:table-cell office:value-type="string" calcext:value-type="string">
            <text:p>lexington_2015</text:p>
          </table:table-cell>
          <table:table-cell office:value-type="float" office:value="27703.5" calcext:value-type="float">
            <text:p>27703.5</text:p>
          </table:table-cell>
        </table:table-row>
        <table:table-row table:style-name="ro1">
          <table:table-cell office:value-type="string" calcext:value-type="string">
            <text:p>littlerock_2015</text:p>
          </table:table-cell>
          <table:table-cell office:value-type="float" office:value="37283.6" calcext:value-type="float">
            <text:p>37283.6</text:p>
          </table:table-cell>
        </table:table-row>
        <table:table-row table:style-name="ro1">
          <table:table-cell office:value-type="string" calcext:value-type="string">
            <text:p>la_2015</text:p>
          </table:table-cell>
          <table:table-cell office:value-type="float" office:value="967100.1" calcext:value-type="float">
            <text:p>967100.1</text:p>
          </table:table-cell>
        </table:table-row>
        <table:table-row table:style-name="ro1">
          <table:table-cell office:value-type="string" calcext:value-type="string">
            <text:p>louisville_2015</text:p>
          </table:table-cell>
          <table:table-cell office:value-type="float" office:value="71698.7" calcext:value-type="float">
            <text:p>71698.7</text:p>
          </table:table-cell>
        </table:table-row>
        <table:table-row table:style-name="ro1">
          <table:table-cell office:value-type="string" calcext:value-type="string">
            <text:p>madison_2015</text:p>
          </table:table-cell>
          <table:table-cell office:value-type="float" office:value="45660.1" calcext:value-type="float">
            <text:p>45660.1</text:p>
          </table:table-cell>
        </table:table-row>
        <table:table-row table:style-name="ro1">
          <table:table-cell office:value-type="string" calcext:value-type="string">
            <text:p>manchester_2015</text:p>
          </table:table-cell>
          <table:table-cell office:value-type="float" office:value="26135.2" calcext:value-type="float">
            <text:p>26135.2</text:p>
          </table:table-cell>
        </table:table-row>
        <table:table-row table:style-name="ro1">
          <table:table-cell office:value-type="string" calcext:value-type="string">
            <text:p>mcallen_2015</text:p>
          </table:table-cell>
          <table:table-cell office:value-type="float" office:value="19101.5" calcext:value-type="float">
            <text:p>19101.5</text:p>
          </table:table-cell>
        </table:table-row>
        <table:table-row table:style-name="ro1">
          <table:table-cell office:value-type="string" calcext:value-type="string">
            <text:p>memphis_2015</text:p>
          </table:table-cell>
          <table:table-cell office:value-type="float" office:value="69317.9" calcext:value-type="float">
            <text:p>69317.9</text:p>
          </table:table-cell>
        </table:table-row>
        <table:table-row table:style-name="ro1">
          <table:table-cell office:value-type="string" calcext:value-type="string">
            <text:p>miami_2015</text:p>
          </table:table-cell>
          <table:table-cell office:value-type="float" office:value="315623.5" calcext:value-type="float">
            <text:p>315623.5</text:p>
          </table:table-cell>
        </table:table-row>
        <table:table-row table:style-name="ro1">
          <table:table-cell office:value-type="string" calcext:value-type="string">
            <text:p>milwaukee_2015</text:p>
          </table:table-cell>
          <table:table-cell office:value-type="float" office:value="99343.2" calcext:value-type="float">
            <text:p>99343.2</text:p>
          </table:table-cell>
        </table:table-row>
        <table:table-row table:style-name="ro1">
          <table:table-cell office:value-type="string" calcext:value-type="string">
            <text:p>minneapolis_2015</text:p>
          </table:table-cell>
          <table:table-cell office:value-type="float" office:value="242052.7" calcext:value-type="float">
            <text:p>242052.7</text:p>
          </table:table-cell>
        </table:table-row>
        <table:table-row table:style-name="ro1">
          <table:table-cell office:value-type="string" calcext:value-type="string">
            <text:p>mobile_2015</text:p>
          </table:table-cell>
          <table:table-cell office:value-type="float" office:value="18519.6" calcext:value-type="float">
            <text:p>18519.6</text:p>
          </table:table-cell>
        </table:table-row>
        <table:table-row table:style-name="ro1">
          <table:table-cell office:value-type="string" calcext:value-type="string">
            <text:p>modesto_2015</text:p>
          </table:table-cell>
          <table:table-cell office:value-type="float" office:value="19377" calcext:value-type="float">
            <text:p>19377</text:p>
          </table:table-cell>
        </table:table-row>
        <table:table-row table:style-name="ro1">
          <table:table-cell office:value-type="string" calcext:value-type="string">
            <text:p>mytrlebeach_2015</text:p>
          </table:table-cell>
          <table:table-cell office:value-type="float" office:value="16063.6" calcext:value-type="float">
            <text:p>16063.6</text:p>
          </table:table-cell>
        </table:table-row>
        <table:table-row table:style-name="ro1">
          <table:table-cell office:value-type="string" calcext:value-type="string">
            <text:p>nashville_2015</text:p>
          </table:table-cell>
          <table:table-cell office:value-type="float" office:value="118024.4" calcext:value-type="float">
            <text:p>118024.4</text:p>
          </table:table-cell>
        </table:table-row>
        <table:table-row table:style-name="ro1">
          <table:table-cell office:value-type="string" calcext:value-type="string">
            <text:p>newhaven_2015</text:p>
          </table:table-cell>
          <table:table-cell office:value-type="float" office:value="42502.7" calcext:value-type="float">
            <text:p>42502.7</text:p>
          </table:table-cell>
        </table:table-row>
        <table:table-row table:style-name="ro1">
          <table:table-cell office:value-type="string" calcext:value-type="string">
            <text:p>neworleans_2015</text:p>
          </table:table-cell>
          <table:table-cell office:value-type="float" office:value="78820.2" calcext:value-type="float">
            <text:p>78820.2</text:p>
          </table:table-cell>
        </table:table-row>
        <table:table-row table:style-name="ro1">
          <table:table-cell office:value-type="string" calcext:value-type="string">
            <text:p>nyc_2015</text:p>
          </table:table-cell>
          <table:table-cell office:value-type="float" office:value="1618365.7" calcext:value-type="float">
            <text:p>1618365.7</text:p>
          </table:table-cell>
        </table:table-row>
        <table:table-row table:style-name="ro1">
          <table:table-cell office:value-type="string" calcext:value-type="string">
            <text:p>ogden_2015</text:p>
          </table:table-cell>
          <table:table-cell office:value-type="float" office:value="24003.4" calcext:value-type="float">
            <text:p>24003.4</text:p>
          </table:table-cell>
        </table:table-row>
        <table:table-row table:style-name="ro1">
          <table:table-cell office:value-type="string" calcext:value-type="string">
            <text:p>okc_2015</text:p>
          </table:table-cell>
          <table:table-cell office:value-type="float" office:value="72253.3" calcext:value-type="float">
            <text:p>72253.3</text:p>
          </table:table-cell>
        </table:table-row>
        <table:table-row table:style-name="ro1">
          <table:table-cell office:value-type="string" calcext:value-type="string">
            <text:p>omaha_2015</text:p>
          </table:table-cell>
          <table:table-cell office:value-type="float" office:value="61444.4" calcext:value-type="float">
            <text:p>61444.4</text:p>
          </table:table-cell>
        </table:table-row>
        <table:table-row table:style-name="ro1">
          <table:table-cell office:value-type="string" calcext:value-type="string">
            <text:p>orlando_2015</text:p>
          </table:table-cell>
          <table:table-cell office:value-type="float" office:value="123054.4" calcext:value-type="float">
            <text:p>123054.4</text:p>
          </table:table-cell>
        </table:table-row>
        <table:table-row table:style-name="ro1">
          <table:table-cell office:value-type="string" calcext:value-type="string">
            <text:p>oxnard_2015</text:p>
          </table:table-cell>
          <table:table-cell office:value-type="float" office:value="49728.5" calcext:value-type="float">
            <text:p>49728.5</text:p>
          </table:table-cell>
        </table:table-row>
        <table:table-row table:style-name="ro1">
          <table:table-cell office:value-type="string" calcext:value-type="string">
            <text:p>palmbay_2015</text:p>
          </table:table-cell>
          <table:table-cell office:value-type="float" office:value="19783.1" calcext:value-type="float">
            <text:p>19783.1</text:p>
          </table:table-cell>
        </table:table-row>
        <table:table-row table:style-name="ro1">
          <table:table-cell office:value-type="string" calcext:value-type="string">
            <text:p>pensacola_2015</text:p>
          </table:table-cell>
          <table:table-cell office:value-type="float" office:value="16912.8" calcext:value-type="float">
            <text:p>16912.8</text:p>
          </table:table-cell>
        </table:table-row>
        <table:table-row table:style-name="ro1">
          <table:table-cell office:value-type="string" calcext:value-type="string">
            <text:p>philadelphia_2015</text:p>
          </table:table-cell>
          <table:table-cell office:value-type="float" office:value="418605.4" calcext:value-type="float">
            <text:p>418605.4</text:p>
          </table:table-cell>
        </table:table-row>
        <table:table-row table:style-name="ro1">
          <table:table-cell office:value-type="string" calcext:value-type="string">
            <text:p>phoenix_2015</text:p>
          </table:table-cell>
          <table:table-cell office:value-type="float" office:value="221570.1" calcext:value-type="float">
            <text:p>221570.1</text:p>
          </table:table-cell>
        </table:table-row>
        <table:table-row table:style-name="ro1">
          <table:table-cell office:value-type="string" calcext:value-type="string">
            <text:p>pittsburgh_2015</text:p>
          </table:table-cell>
          <table:table-cell office:value-type="float" office:value="136683.9" calcext:value-type="float">
            <text:p>136683.9</text:p>
          </table:table-cell>
        </table:table-row>
        <table:table-row table:style-name="ro1">
          <table:table-cell office:value-type="string" calcext:value-type="string">
            <text:p>portlandme_2015</text:p>
          </table:table-cell>
          <table:table-cell office:value-type="float" office:value="29647" calcext:value-type="float">
            <text:p>29647</text:p>
          </table:table-cell>
        </table:table-row>
        <table:table-row table:style-name="ro1">
          <table:table-cell office:value-type="string" calcext:value-type="string">
            <text:p>portland_2015</text:p>
          </table:table-cell>
          <table:table-cell office:value-type="float" office:value="156869.3" calcext:value-type="float">
            <text:p>156869.3</text:p>
          </table:table-cell>
        </table:table-row>
        <table:table-row table:style-name="ro1">
          <table:table-cell office:value-type="string" calcext:value-type="string">
            <text:p>porstlucie_2015</text:p>
          </table:table-cell>
          <table:table-cell office:value-type="float" office:value="12849.2" calcext:value-type="float">
            <text:p>12849.2</text:p>
          </table:table-cell>
        </table:table-row>
        <table:table-row table:style-name="ro1">
          <table:table-cell office:value-type="string" calcext:value-type="string">
            <text:p>providence_2015</text:p>
          </table:table-cell>
          <table:table-cell office:value-type="float" office:value="78520.3" calcext:value-type="float">
            <text:p>78520.3</text:p>
          </table:table-cell>
        </table:table-row>
        <table:table-row table:style-name="ro1">
          <table:table-cell office:value-type="string" calcext:value-type="string">
            <text:p>provo_2015</text:p>
          </table:table-cell>
          <table:table-cell office:value-type="float" office:value="21842.8" calcext:value-type="float">
            <text:p>21842.8</text:p>
          </table:table-cell>
        </table:table-row>
        <table:table-row table:style-name="ro1">
          <table:table-cell office:value-type="string" calcext:value-type="string">
            <text:p>raleigh_2015</text:p>
          </table:table-cell>
          <table:table-cell office:value-type="float" office:value="75776.9" calcext:value-type="float">
            <text:p>75776.9</text:p>
          </table:table-cell>
        </table:table-row>
        <table:table-row table:style-name="ro1">
          <table:table-cell office:value-type="string" calcext:value-type="string">
            <text:p>reading_2015</text:p>
          </table:table-cell>
          <table:table-cell office:value-type="float" office:value="18889.4" calcext:value-type="float">
            <text:p>18889.4</text:p>
          </table:table-cell>
        </table:table-row>
        <table:table-row table:style-name="ro1">
          <table:table-cell office:value-type="string" calcext:value-type="string">
            <text:p>reno_2015</text:p>
          </table:table-cell>
          <table:table-cell office:value-type="float" office:value="23359.2" calcext:value-type="float">
            <text:p>23359.2</text:p>
          </table:table-cell>
        </table:table-row>
        <table:table-row table:style-name="ro1">
          <table:table-cell office:value-type="string" calcext:value-type="string">
            <text:p>richmond_2015</text:p>
          </table:table-cell>
          <table:table-cell office:value-type="float" office:value="76874.7" calcext:value-type="float">
            <text:p>76874.7</text:p>
          </table:table-cell>
        </table:table-row>
        <table:table-row table:style-name="ro1">
          <table:table-cell office:value-type="string" calcext:value-type="string">
            <text:p>riverside_2015</text:p>
          </table:table-cell>
          <table:table-cell office:value-type="float" office:value="144079.1" calcext:value-type="float">
            <text:p>144079.1</text:p>
          </table:table-cell>
        </table:table-row>
        <table:table-row table:style-name="ro1">
          <table:table-cell office:value-type="string" calcext:value-type="string">
            <text:p>rochesterny_2015</text:p>
          </table:table-cell>
          <table:table-cell office:value-type="float" office:value="54854" calcext:value-type="float">
            <text:p>54854</text:p>
          </table:table-cell>
        </table:table-row>
        <table:table-row table:style-name="ro1">
          <table:table-cell office:value-type="string" calcext:value-type="string">
            <text:p>sacramento_2015</text:p>
          </table:table-cell>
          <table:table-cell office:value-type="float" office:value="116188.9" calcext:value-type="float">
            <text:p>116188.9</text:p>
          </table:table-cell>
        </table:table-row>
        <table:table-row table:style-name="ro1">
          <table:table-cell office:value-type="string" calcext:value-type="string">
            <text:p>salemor_2015</text:p>
          </table:table-cell>
          <table:table-cell office:value-type="float" office:value="15336.5" calcext:value-type="float">
            <text:p>15336.5</text:p>
          </table:table-cell>
        </table:table-row>
        <table:table-row table:style-name="ro1">
          <table:table-cell office:value-type="string" calcext:value-type="string">
            <text:p>salinas_2015</text:p>
          </table:table-cell>
          <table:table-cell office:value-type="float" office:value="22507.9" calcext:value-type="float">
            <text:p>22507.9</text:p>
          </table:table-cell>
        </table:table-row>
        <table:table-row table:style-name="ro1">
          <table:table-cell office:value-type="string" calcext:value-type="string">
            <text:p>saltlakecity_2015</text:p>
          </table:table-cell>
          <table:table-cell office:value-type="float" office:value="80643.8" calcext:value-type="float">
            <text:p>80643.8</text:p>
          </table:table-cell>
        </table:table-row>
        <table:table-row table:style-name="ro1">
          <table:table-cell office:value-type="string" calcext:value-type="string">
            <text:p>sanantonio_2015</text:p>
          </table:table-cell>
          <table:table-cell office:value-type="float" office:value="115019.6" calcext:value-type="float">
            <text:p>115019.6</text:p>
          </table:table-cell>
        </table:table-row>
        <table:table-row table:style-name="ro1">
          <table:table-cell office:value-type="string" calcext:value-type="string">
            <text:p>sandiego_2015</text:p>
          </table:table-cell>
          <table:table-cell office:value-type="float" office:value="211806.6" calcext:value-type="float">
            <text:p>211806.6</text:p>
          </table:table-cell>
        </table:table-row>
        <table:table-row table:style-name="ro1">
          <table:table-cell office:value-type="string" calcext:value-type="string">
            <text:p>sf_2015</text:p>
          </table:table-cell>
          <table:table-cell office:value-type="float" office:value="445123.5" calcext:value-type="float">
            <text:p>445123.5</text:p>
          </table:table-cell>
        </table:table-row>
        <table:table-row table:style-name="ro1">
          <table:table-cell office:value-type="string" calcext:value-type="string">
            <text:p>sanjose_2015</text:p>
          </table:table-cell>
          <table:table-cell office:value-type="float" office:value="237831.8" calcext:value-type="float">
            <text:p>237831.8</text:p>
          </table:table-cell>
        </table:table-row>
        <table:table-row table:style-name="ro1">
          <table:table-cell office:value-type="string" calcext:value-type="string">
            <text:p>santamaria_2015</text:p>
          </table:table-cell>
          <table:table-cell office:value-type="float" office:value="25207.7" calcext:value-type="float">
            <text:p>25207.7</text:p>
          </table:table-cell>
        </table:table-row>
        <table:table-row table:style-name="ro1">
          <table:table-cell office:value-type="string" calcext:value-type="string">
            <text:p>santarosa_2015</text:p>
          </table:table-cell>
          <table:table-cell office:value-type="float" office:value="26531.5" calcext:value-type="float">
            <text:p>26531.5</text:p>
          </table:table-cell>
        </table:table-row>
        <table:table-row table:style-name="ro1">
          <table:table-cell office:value-type="string" calcext:value-type="string">
            <text:p>scranton_2015</text:p>
          </table:table-cell>
          <table:table-cell office:value-type="float" office:value="22768.8" calcext:value-type="float">
            <text:p>22768.8</text:p>
          </table:table-cell>
        </table:table-row>
        <table:table-row table:style-name="ro1">
          <table:table-cell office:value-type="string" calcext:value-type="string">
            <text:p>seattle_2015</text:p>
          </table:table-cell>
          <table:table-cell office:value-type="float" office:value="317153.1" calcext:value-type="float">
            <text:p>317153.1</text:p>
          </table:table-cell>
        </table:table-row>
        <table:table-row table:style-name="ro1">
          <table:table-cell office:value-type="string" calcext:value-type="string">
            <text:p>shreveport_2015</text:p>
          </table:table-cell>
          <table:table-cell office:value-type="float" office:value="21581.2" calcext:value-type="float">
            <text:p>21581.2</text:p>
          </table:table-cell>
        </table:table-row>
        <table:table-row table:style-name="ro1">
          <table:table-cell office:value-type="string" calcext:value-type="string">
            <text:p>spokane_2015</text:p>
          </table:table-cell>
          <table:table-cell office:value-type="float" office:value="23548.5" calcext:value-type="float">
            <text:p>23548.5</text:p>
          </table:table-cell>
        </table:table-row>
        <table:table-row table:style-name="ro1">
          <table:table-cell office:value-type="string" calcext:value-type="string">
            <text:p>springfield_2015</text:p>
          </table:table-cell>
          <table:table-cell office:value-type="float" office:value="26616.4" calcext:value-type="float">
            <text:p>26616.4</text:p>
          </table:table-cell>
        </table:table-row>
        <table:table-row table:style-name="ro1">
          <table:table-cell office:value-type="string" calcext:value-type="string">
            <text:p>springfieldmo_2015</text:p>
          </table:table-cell>
          <table:table-cell office:value-type="float" office:value="18212.9" calcext:value-type="float">
            <text:p>18212.9</text:p>
          </table:table-cell>
        </table:table-row>
        <table:table-row table:style-name="ro1">
          <table:table-cell office:value-type="string" calcext:value-type="string">
            <text:p>stocktonlodi_2015</text:p>
          </table:table-cell>
          <table:table-cell office:value-type="float" office:value="24959.6" calcext:value-type="float">
            <text:p>24959.6</text:p>
          </table:table-cell>
        </table:table-row>
        <table:table-row table:style-name="ro1">
          <table:table-cell office:value-type="string" calcext:value-type="string">
            <text:p>syracuse_2015</text:p>
          </table:table-cell>
          <table:table-cell office:value-type="float" office:value="32270.6" calcext:value-type="float">
            <text:p>32270.6</text:p>
          </table:table-cell>
        </table:table-row>
        <table:table-row table:style-name="ro1">
          <table:table-cell office:value-type="string" calcext:value-type="string">
            <text:p>tampa_2015</text:p>
          </table:table-cell>
          <table:table-cell office:value-type="float" office:value="135569.4" calcext:value-type="float">
            <text:p>135569.4</text:p>
          </table:table-cell>
        </table:table-row>
        <table:table-row table:style-name="ro1">
          <table:table-cell office:value-type="string" calcext:value-type="string">
            <text:p>tulsa_2015</text:p>
          </table:table-cell>
          <table:table-cell office:value-type="float" office:value="60542.7" calcext:value-type="float">
            <text:p>60542.7</text:p>
          </table:table-cell>
        </table:table-row>
        <table:table-row table:style-name="ro1">
          <table:table-cell office:value-type="string" calcext:value-type="string">
            <text:p>tucson_2015</text:p>
          </table:table-cell>
          <table:table-cell office:value-type="float" office:value="36480.6" calcext:value-type="float">
            <text:p>36480.6</text:p>
          </table:table-cell>
        </table:table-row>
        <table:table-row table:style-name="ro1">
          <table:table-cell office:value-type="string" calcext:value-type="string">
            <text:p>vallejo_2015</text:p>
          </table:table-cell>
          <table:table-cell office:value-type="float" office:value="20009.2" calcext:value-type="float">
            <text:p>20009.2</text:p>
          </table:table-cell>
        </table:table-row>
        <table:table-row table:style-name="ro1">
          <table:table-cell office:value-type="string" calcext:value-type="string">
            <text:p>virginiabeach_2015</text:p>
          </table:table-cell>
          <table:table-cell office:value-type="float" office:value="91725.2" calcext:value-type="float">
            <text:p>91725.2</text:p>
          </table:table-cell>
        </table:table-row>
        <table:table-row table:style-name="ro1">
          <table:table-cell office:value-type="string" calcext:value-type="string">
            <text:p>visalia_2015</text:p>
          </table:table-cell>
          <table:table-cell office:value-type="float" office:value="14948.4" calcext:value-type="float">
            <text:p>14948.4</text:p>
          </table:table-cell>
        </table:table-row>
        <table:table-row table:style-name="ro1">
          <table:table-cell office:value-type="string" calcext:value-type="string">
            <text:p>wichita_2015</text:p>
          </table:table-cell>
          <table:table-cell office:value-type="float" office:value="32080.9" calcext:value-type="float">
            <text:p>32080.9</text:p>
          </table:table-cell>
        </table:table-row>
        <table:table-row table:style-name="ro1">
          <table:table-cell office:value-type="string" calcext:value-type="string">
            <text:p>winstonsalem_2015</text:p>
          </table:table-cell>
          <table:table-cell office:value-type="float" office:value="28676.7" calcext:value-type="float">
            <text:p>28676.7</text:p>
          </table:table-cell>
        </table:table-row>
        <table:table-row table:style-name="ro1">
          <table:table-cell office:value-type="string" calcext:value-type="string">
            <text:p>york_2015</text:p>
          </table:table-cell>
          <table:table-cell office:value-type="float" office:value="17964.1" calcext:value-type="float">
            <text:p>17964.1</text:p>
          </table:table-cell>
        </table:table-row>
        <table:table-row table:style-name="ro1">
          <table:table-cell office:value-type="string" calcext:value-type="string">
            <text:p>youngstown_2015</text:p>
          </table:table-cell>
          <table:table-cell office:value-type="float" office:value="19806.2" calcext:value-type="float">
            <text:p>19806.2</text:p>
          </table:table-cell>
        </table:table-row>
        <table:table-row table:style-name="ro1">
          <table:table-cell office:value-type="string" calcext:value-type="string">
            <text:p>stlouis_2015</text:p>
          </table:table-cell>
          <table:table-cell office:value-type="float" office:value="155377.4" calcext:value-type="float">
            <text:p>155377.4</text:p>
          </table:table-cell>
        </table:table-row>
        <table:table-row table:style-name="ro1">
          <table:table-cell office:value-type="string" calcext:value-type="string">
            <text:p>honolulu_2015</text:p>
          </table:table-cell>
          <table:table-cell office:value-type="float" office:value="62943.2" calcext:value-type="float">
            <text:p>62943.2</text:p>
          </table:table-cell>
        </table:table-row>
        <table:table-row table:style-name="ro1">
          <table:table-cell office:value-type="string" calcext:value-type="string">
            <text:p>charlotte_2015</text:p>
          </table:table-cell>
          <table:table-cell office:value-type="float" office:value="155592.4" calcext:value-type="float">
            <text:p>155592.4</text:p>
          </table:table-cell>
        </table:table-row>
        <table:table-row table:style-name="ro1">
          <table:table-cell office:value-type="string" calcext:value-type="string">
            <text:p>sarasota_2015</text:p>
          </table:table-cell>
          <table:table-cell office:value-type="float" office:value="28613.5" calcext:value-type="float">
            <text:p>28613.5</text:p>
          </table:table-cell>
        </table:table-row>
        <table:table-row table:style-name="ro1">
          <table:table-cell office:value-type="string" calcext:value-type="string">
            <text:p>worcester_2015</text:p>
          </table:table-cell>
          <table:table-cell office:value-type="float" office:value="40311.1" calcext:value-type="float">
            <text:p>40311.1</text:p>
          </table:table-cell>
        </table:table-row>
        <table:table-row table:style-name="ro1">
          <table:table-cell office:value-type="string" calcext:value-type="string">
            <text:p>akron_2016</text:p>
          </table:table-cell>
          <table:table-cell office:value-type="float" office:value="35699.9" calcext:value-type="float">
            <text:p>35699.9</text:p>
          </table:table-cell>
        </table:table-row>
        <table:table-row table:style-name="ro1">
          <table:table-cell office:value-type="string" calcext:value-type="string">
            <text:p>albany_2016</text:p>
          </table:table-cell>
          <table:table-cell office:value-type="float" office:value="52861.5" calcext:value-type="float">
            <text:p>52861.5</text:p>
          </table:table-cell>
        </table:table-row>
        <table:table-row table:style-name="ro1">
          <table:table-cell office:value-type="string" calcext:value-type="string">
            <text:p>albuquerque_2016</text:p>
          </table:table-cell>
          <table:table-cell office:value-type="float" office:value="43480.4" calcext:value-type="float">
            <text:p>43480.4</text:p>
          </table:table-cell>
        </table:table-row>
        <table:table-row table:style-name="ro1">
          <table:table-cell office:value-type="string" calcext:value-type="string">
            <text:p>allentown_2016</text:p>
          </table:table-cell>
          <table:table-cell office:value-type="float" office:value="41853.1" calcext:value-type="float">
            <text:p>41853.1</text:p>
          </table:table-cell>
        </table:table-row>
        <table:table-row table:style-name="ro1">
          <table:table-cell office:value-type="string" calcext:value-type="string">
            <text:p>anchorage_2016</text:p>
          </table:table-cell>
          <table:table-cell office:value-type="float" office:value="27249.4" calcext:value-type="float">
            <text:p>27249.4</text:p>
          </table:table-cell>
        </table:table-row>
        <table:table-row table:style-name="ro1">
          <table:table-cell office:value-type="string" calcext:value-type="string">
            <text:p>asheville_2016</text:p>
          </table:table-cell>
          <table:table-cell office:value-type="float" office:value="19088.9" calcext:value-type="float">
            <text:p>19088.9</text:p>
          </table:table-cell>
        </table:table-row>
        <table:table-row table:style-name="ro1">
          <table:table-cell office:value-type="string" calcext:value-type="string">
            <text:p>atlanta_2016</text:p>
          </table:table-cell>
          <table:table-cell office:value-type="float" office:value="369805.9" calcext:value-type="float">
            <text:p>369805.9</text:p>
          </table:table-cell>
        </table:table-row>
        <table:table-row table:style-name="ro1">
          <table:table-cell office:value-type="string" calcext:value-type="string">
            <text:p>augusta_2016</text:p>
          </table:table-cell>
          <table:table-cell office:value-type="float" office:value="23850" calcext:value-type="float">
            <text:p>23850</text:p>
          </table:table-cell>
        </table:table-row>
        <table:table-row table:style-name="ro1">
          <table:table-cell office:value-type="string" calcext:value-type="string">
            <text:p>austin_2016</text:p>
          </table:table-cell>
          <table:table-cell office:value-type="float" office:value="135936.4" calcext:value-type="float">
            <text:p>135936.4</text:p>
          </table:table-cell>
        </table:table-row>
        <table:table-row table:style-name="ro1">
          <table:table-cell office:value-type="string" calcext:value-type="string">
            <text:p>bakersfield_2016</text:p>
          </table:table-cell>
          <table:table-cell office:value-type="float" office:value="36282.8" calcext:value-type="float">
            <text:p>36282.8</text:p>
          </table:table-cell>
        </table:table-row>
        <table:table-row table:style-name="ro1">
          <table:table-cell office:value-type="string" calcext:value-type="string">
            <text:p>baltimore_2016</text:p>
          </table:table-cell>
          <table:table-cell office:value-type="float" office:value="186855.5" calcext:value-type="float">
            <text:p>186855.5</text:p>
          </table:table-cell>
        </table:table-row>
        <table:table-row table:style-name="ro1">
          <table:table-cell office:value-type="string" calcext:value-type="string">
            <text:p>batonrouge_2016</text:p>
          </table:table-cell>
          <table:table-cell office:value-type="float" office:value="53357.4" calcext:value-type="float">
            <text:p>53357.4</text:p>
          </table:table-cell>
        </table:table-row>
        <table:table-row table:style-name="ro1">
          <table:table-cell office:value-type="string" calcext:value-type="string">
            <text:p>beaumont_2016</text:p>
          </table:table-cell>
          <table:table-cell office:value-type="float" office:value="24461.5" calcext:value-type="float">
            <text:p>24461.5</text:p>
          </table:table-cell>
        </table:table-row>
        <table:table-row table:style-name="ro1">
          <table:table-cell office:value-type="string" calcext:value-type="string">
            <text:p>birmingham_2016</text:p>
          </table:table-cell>
          <table:table-cell office:value-type="float" office:value="62402.9" calcext:value-type="float">
            <text:p>62402.9</text:p>
          </table:table-cell>
        </table:table-row>
        <table:table-row table:style-name="ro1">
          <table:table-cell office:value-type="string" calcext:value-type="string">
            <text:p>boisecity_2016</text:p>
          </table:table-cell>
          <table:table-cell office:value-type="float" office:value="31811" calcext:value-type="float">
            <text:p>31811</text:p>
          </table:table-cell>
        </table:table-row>
        <table:table-row table:style-name="ro1">
          <table:table-cell office:value-type="string" calcext:value-type="string">
            <text:p>boston_2016</text:p>
          </table:table-cell>
          <table:table-cell office:value-type="float" office:value="419783.3" calcext:value-type="float">
            <text:p>419783.3</text:p>
          </table:table-cell>
        </table:table-row>
        <table:table-row table:style-name="ro1">
          <table:table-cell office:value-type="string" calcext:value-type="string">
            <text:p>bridgeport_2016</text:p>
          </table:table-cell>
          <table:table-cell office:value-type="float" office:value="99282.1" calcext:value-type="float">
            <text:p>99282.1</text:p>
          </table:table-cell>
        </table:table-row>
        <table:table-row table:style-name="ro1">
          <table:table-cell office:value-type="string" calcext:value-type="string">
            <text:p>brownsville_2016</text:p>
          </table:table-cell>
          <table:table-cell office:value-type="float" office:value="10103.8" calcext:value-type="float">
            <text:p>10103.8</text:p>
          </table:table-cell>
        </table:table-row>
        <table:table-row table:style-name="ro1">
          <table:table-cell office:value-type="string" calcext:value-type="string">
            <text:p>buffalo_2016</text:p>
          </table:table-cell>
          <table:table-cell office:value-type="float" office:value="58854.9" calcext:value-type="float">
            <text:p>58854.9</text:p>
          </table:table-cell>
        </table:table-row>
        <table:table-row table:style-name="ro1">
          <table:table-cell office:value-type="string" calcext:value-type="string">
            <text:p>canton_2016</text:p>
          </table:table-cell>
          <table:table-cell office:value-type="float" office:value="16175.2" calcext:value-type="float">
            <text:p>16175.2</text:p>
          </table:table-cell>
        </table:table-row>
        <table:table-row table:style-name="ro1">
          <table:table-cell office:value-type="string" calcext:value-type="string">
            <text:p>capecoral_2016</text:p>
          </table:table-cell>
          <table:table-cell office:value-type="float" office:value="27055.4" calcext:value-type="float">
            <text:p>27055.4</text:p>
          </table:table-cell>
        </table:table-row>
        <table:table-row table:style-name="ro1">
          <table:table-cell office:value-type="string" calcext:value-type="string">
            <text:p>charleston_2016</text:p>
          </table:table-cell>
          <table:table-cell office:value-type="float" office:value="39499.5" calcext:value-type="float">
            <text:p>39499.5</text:p>
          </table:table-cell>
        </table:table-row>
        <table:table-row table:style-name="ro1">
          <table:table-cell office:value-type="string" calcext:value-type="string">
            <text:p>chattanooga_2016</text:p>
          </table:table-cell>
          <table:table-cell office:value-type="float" office:value="25949.1" calcext:value-type="float">
            <text:p>25949.1</text:p>
          </table:table-cell>
        </table:table-row>
        <table:table-row table:style-name="ro1">
          <table:table-cell office:value-type="string" calcext:value-type="string">
            <text:p>chicago_2016</text:p>
          </table:table-cell>
          <table:table-cell office:value-type="float" office:value="657588.7" calcext:value-type="float">
            <text:p>657588.7</text:p>
          </table:table-cell>
        </table:table-row>
        <table:table-row table:style-name="ro1">
          <table:table-cell office:value-type="string" calcext:value-type="string">
            <text:p>cincinnati_2016</text:p>
          </table:table-cell>
          <table:table-cell office:value-type="float" office:value="132587.6" calcext:value-type="float">
            <text:p>132587.6</text:p>
          </table:table-cell>
        </table:table-row>
        <table:table-row table:style-name="ro1">
          <table:table-cell office:value-type="string" calcext:value-type="string">
            <text:p>cleveland_2016</text:p>
          </table:table-cell>
          <table:table-cell office:value-type="float" office:value="4268.3" calcext:value-type="float">
            <text:p>4268.3</text:p>
          </table:table-cell>
        </table:table-row>
        <table:table-row table:style-name="ro1">
          <table:table-cell office:value-type="string" calcext:value-type="string">
            <text:p>coloradosprings_2016</text:p>
          </table:table-cell>
          <table:table-cell office:value-type="float" office:value="31114.3" calcext:value-type="float">
            <text:p>31114.3</text:p>
          </table:table-cell>
        </table:table-row>
        <table:table-row table:style-name="ro1">
          <table:table-cell office:value-type="string" calcext:value-type="string">
            <text:p>columbia_2016</text:p>
          </table:table-cell>
          <table:table-cell office:value-type="float" office:value="40448.6" calcext:value-type="float">
            <text:p>40448.6</text:p>
          </table:table-cell>
        </table:table-row>
        <table:table-row table:style-name="ro1">
          <table:table-cell office:value-type="string" calcext:value-type="string">
            <text:p>columbus_2016</text:p>
          </table:table-cell>
          <table:table-cell office:value-type="float" office:value="131382.2" calcext:value-type="float">
            <text:p>131382.2</text:p>
          </table:table-cell>
        </table:table-row>
        <table:table-row table:style-name="ro1">
          <table:table-cell office:value-type="string" calcext:value-type="string">
            <text:p>corpuschristi_2016</text:p>
          </table:table-cell>
          <table:table-cell office:value-type="float" office:value="21474.8" calcext:value-type="float">
            <text:p>21474.8</text:p>
          </table:table-cell>
        </table:table-row>
        <table:table-row table:style-name="ro1">
          <table:table-cell office:value-type="string" calcext:value-type="string">
            <text:p>dallas_2016</text:p>
          </table:table-cell>
          <table:table-cell office:value-type="float" office:value="503666.7" calcext:value-type="float">
            <text:p>503666.7</text:p>
          </table:table-cell>
        </table:table-row>
        <table:table-row table:style-name="ro1">
          <table:table-cell office:value-type="string" calcext:value-type="string">
            <text:p>dayton_2016</text:p>
          </table:table-cell>
          <table:table-cell office:value-type="float" office:value="40235.6" calcext:value-type="float">
            <text:p>40235.6</text:p>
          </table:table-cell>
        </table:table-row>
        <table:table-row table:style-name="ro1">
          <table:table-cell office:value-type="string" calcext:value-type="string">
            <text:p>deltona_2016</text:p>
          </table:table-cell>
          <table:table-cell office:value-type="float" office:value="16792.8" calcext:value-type="float">
            <text:p>16792.8</text:p>
          </table:table-cell>
        </table:table-row>
        <table:table-row table:style-name="ro1">
          <table:table-cell office:value-type="string" calcext:value-type="string">
            <text:p>denver_2016</text:p>
          </table:table-cell>
          <table:table-cell office:value-type="float" office:value="197068.3" calcext:value-type="float">
            <text:p>197068.3</text:p>
          </table:table-cell>
        </table:table-row>
        <table:table-row table:style-name="ro1">
          <table:table-cell office:value-type="string" calcext:value-type="string">
            <text:p>desmoines_2016</text:p>
          </table:table-cell>
          <table:table-cell office:value-type="float" office:value="54714.1" calcext:value-type="float">
            <text:p>54714.1</text:p>
          </table:table-cell>
        </table:table-row>
        <table:table-row table:style-name="ro1">
          <table:table-cell office:value-type="string" calcext:value-type="string">
            <text:p>detroit_2016</text:p>
          </table:table-cell>
          <table:table-cell office:value-type="float" office:value="250430" calcext:value-type="float">
            <text:p>250430</text:p>
          </table:table-cell>
        </table:table-row>
        <table:table-row table:style-name="ro1">
          <table:table-cell office:value-type="string" calcext:value-type="string">
            <text:p>dc_2016</text:p>
          </table:table-cell>
          <table:table-cell office:value-type="float" office:value="509598.7" calcext:value-type="float">
            <text:p>509598.7</text:p>
          </table:table-cell>
        </table:table-row>
        <table:table-row table:style-name="ro1">
          <table:table-cell office:value-type="string" calcext:value-type="string">
            <text:p>durham_2016</text:p>
          </table:table-cell>
          <table:table-cell office:value-type="float" office:value="42777.5" calcext:value-type="float">
            <text:p>42777.5</text:p>
          </table:table-cell>
        </table:table-row>
        <table:table-row table:style-name="ro1">
          <table:table-cell office:value-type="string" calcext:value-type="string">
            <text:p>elpaso_2016</text:p>
          </table:table-cell>
          <table:table-cell office:value-type="float" office:value="28358.7" calcext:value-type="float">
            <text:p>28358.7</text:p>
          </table:table-cell>
        </table:table-row>
        <table:table-row table:style-name="ro1">
          <table:table-cell office:value-type="string" calcext:value-type="string">
            <text:p>fayetteville_2016</text:p>
          </table:table-cell>
          <table:table-cell office:value-type="float" office:value="27258.2" calcext:value-type="float">
            <text:p>27258.2</text:p>
          </table:table-cell>
        </table:table-row>
        <table:table-row table:style-name="ro1">
          <table:table-cell office:value-type="string" calcext:value-type="string">
            <text:p>flint_2016</text:p>
          </table:table-cell>
          <table:table-cell office:value-type="float" office:value="13419.9" calcext:value-type="float">
            <text:p>13419.9</text:p>
          </table:table-cell>
        </table:table-row>
        <table:table-row table:style-name="ro1">
          <table:table-cell office:value-type="string" calcext:value-type="string">
            <text:p>fortwayne_2016</text:p>
          </table:table-cell>
          <table:table-cell office:value-type="float" office:value="21580.9" calcext:value-type="float">
            <text:p>21580.9</text:p>
          </table:table-cell>
        </table:table-row>
        <table:table-row table:style-name="ro1">
          <table:table-cell office:value-type="string" calcext:value-type="string">
            <text:p>fresno_2016</text:p>
          </table:table-cell>
          <table:table-cell office:value-type="float" office:value="40886.8" calcext:value-type="float">
            <text:p>40886.8</text:p>
          </table:table-cell>
        </table:table-row>
        <table:table-row table:style-name="ro1">
          <table:table-cell office:value-type="string" calcext:value-type="string">
            <text:p>grandrapids_2016</text:p>
          </table:table-cell>
          <table:table-cell office:value-type="float" office:value="57909.5" calcext:value-type="float">
            <text:p>57909.5</text:p>
          </table:table-cell>
        </table:table-row>
        <table:table-row table:style-name="ro1">
          <table:table-cell office:value-type="string" calcext:value-type="string">
            <text:p>greensboro_2016</text:p>
          </table:table-cell>
          <table:table-cell office:value-type="float" office:value="40402.4" calcext:value-type="float">
            <text:p>40402.4</text:p>
          </table:table-cell>
        </table:table-row>
        <table:table-row table:style-name="ro1">
          <table:table-cell office:value-type="string" calcext:value-type="string">
            <text:p>greenville_2016</text:p>
          </table:table-cell>
          <table:table-cell office:value-type="float" office:value="40512.6" calcext:value-type="float">
            <text:p>40512.6</text:p>
          </table:table-cell>
        </table:table-row>
        <table:table-row table:style-name="ro1">
          <table:table-cell office:value-type="string" calcext:value-type="string">
            <text:p>harrisburg_2016</text:p>
          </table:table-cell>
          <table:table-cell office:value-type="float" office:value="35896.8" calcext:value-type="float">
            <text:p>35896.8</text:p>
          </table:table-cell>
        </table:table-row>
        <table:table-row table:style-name="ro1">
          <table:table-cell office:value-type="string" calcext:value-type="string">
            <text:p>hartford_2016</text:p>
          </table:table-cell>
          <table:table-cell office:value-type="float" office:value="87908" calcext:value-type="float">
            <text:p>87908</text:p>
          </table:table-cell>
        </table:table-row>
        <table:table-row table:style-name="ro1">
          <table:table-cell office:value-type="string" calcext:value-type="string">
            <text:p>houston_2016</text:p>
          </table:table-cell>
          <table:table-cell office:value-type="float" office:value="472331.3" calcext:value-type="float">
            <text:p>472331.3</text:p>
          </table:table-cell>
        </table:table-row>
        <table:table-row table:style-name="ro1">
          <table:table-cell office:value-type="string" calcext:value-type="string">
            <text:p>huntsville_2016</text:p>
          </table:table-cell>
          <table:table-cell office:value-type="float" office:value="24896.4" calcext:value-type="float">
            <text:p>24896.4</text:p>
          </table:table-cell>
        </table:table-row>
        <table:table-row table:style-name="ro1">
          <table:table-cell office:value-type="string" calcext:value-type="string">
            <text:p>indianapolis_2016</text:p>
          </table:table-cell>
          <table:table-cell office:value-type="float" office:value="137940" calcext:value-type="float">
            <text:p>137940</text:p>
          </table:table-cell>
        </table:table-row>
        <table:table-row table:style-name="ro1">
          <table:table-cell office:value-type="string" calcext:value-type="string">
            <text:p>jackson_2016</text:p>
          </table:table-cell>
          <table:table-cell office:value-type="float" office:value="29570.7" calcext:value-type="float">
            <text:p>29570.7</text:p>
          </table:table-cell>
        </table:table-row>
        <table:table-row table:style-name="ro1">
          <table:table-cell office:value-type="string" calcext:value-type="string">
            <text:p>jacksonville_2016</text:p>
          </table:table-cell>
          <table:table-cell office:value-type="float" office:value="72727.3" calcext:value-type="float">
            <text:p>72727.3</text:p>
          </table:table-cell>
        </table:table-row>
        <table:table-row table:style-name="ro1">
          <table:table-cell office:value-type="string" calcext:value-type="string">
            <text:p>kansascity_2016</text:p>
          </table:table-cell>
          <table:table-cell office:value-type="float" office:value="127484.6" calcext:value-type="float">
            <text:p>127484.6</text:p>
          </table:table-cell>
        </table:table-row>
        <table:table-row table:style-name="ro1">
          <table:table-cell office:value-type="string" calcext:value-type="string">
            <text:p>killeen_2016</text:p>
          </table:table-cell>
          <table:table-cell office:value-type="float" office:value="16904.2" calcext:value-type="float">
            <text:p>16904.2</text:p>
          </table:table-cell>
        </table:table-row>
        <table:table-row table:style-name="ro1">
          <table:table-cell office:value-type="string" calcext:value-type="string">
            <text:p>knoxville_2016</text:p>
          </table:table-cell>
          <table:table-cell office:value-type="float" office:value="40207.2" calcext:value-type="float">
            <text:p>40207.2</text:p>
          </table:table-cell>
        </table:table-row>
        <table:table-row table:style-name="ro1">
          <table:table-cell office:value-type="string" calcext:value-type="string">
            <text:p>lafayette_2016</text:p>
          </table:table-cell>
          <table:table-cell office:value-type="float" office:value="21499.6" calcext:value-type="float">
            <text:p>21499.6</text:p>
          </table:table-cell>
        </table:table-row>
        <table:table-row table:style-name="ro1">
          <table:table-cell office:value-type="string" calcext:value-type="string">
            <text:p>lakeland_2016</text:p>
          </table:table-cell>
          <table:table-cell office:value-type="float" office:value="20338.4" calcext:value-type="float">
            <text:p>20338.4</text:p>
          </table:table-cell>
        </table:table-row>
        <table:table-row table:style-name="ro1">
          <table:table-cell office:value-type="string" calcext:value-type="string">
            <text:p>lancaster_2016</text:p>
          </table:table-cell>
          <table:table-cell office:value-type="float" office:value="27946.7" calcext:value-type="float">
            <text:p>27946.7</text:p>
          </table:table-cell>
        </table:table-row>
        <table:table-row table:style-name="ro1">
          <table:table-cell office:value-type="string" calcext:value-type="string">
            <text:p>lansing_2016</text:p>
          </table:table-cell>
          <table:table-cell office:value-type="float" office:value="22088.7" calcext:value-type="float">
            <text:p>22088.7</text:p>
          </table:table-cell>
        </table:table-row>
        <table:table-row table:style-name="ro1">
          <table:table-cell office:value-type="string" calcext:value-type="string">
            <text:p>lasvegas_2016</text:p>
          </table:table-cell>
          <table:table-cell office:value-type="float" office:value="107452.1" calcext:value-type="float">
            <text:p>107452.1</text:p>
          </table:table-cell>
        </table:table-row>
        <table:table-row table:style-name="ro1">
          <table:table-cell office:value-type="string" calcext:value-type="string">
            <text:p>lexington_2016</text:p>
          </table:table-cell>
          <table:table-cell office:value-type="float" office:value="29188" calcext:value-type="float">
            <text:p>29188</text:p>
          </table:table-cell>
        </table:table-row>
        <table:table-row table:style-name="ro1">
          <table:table-cell office:value-type="string" calcext:value-type="string">
            <text:p>littlerock_2016</text:p>
          </table:table-cell>
          <table:table-cell office:value-type="float" office:value="37834.3" calcext:value-type="float">
            <text:p>37834.3</text:p>
          </table:table-cell>
        </table:table-row>
        <table:table-row table:style-name="ro1">
          <table:table-cell office:value-type="string" calcext:value-type="string">
            <text:p>la_2016</text:p>
          </table:table-cell>
          <table:table-cell office:value-type="float" office:value="996431.8" calcext:value-type="float">
            <text:p>996431.8</text:p>
          </table:table-cell>
        </table:table-row>
        <table:table-row table:style-name="ro1">
          <table:table-cell office:value-type="string" calcext:value-type="string">
            <text:p>louisville_2016</text:p>
          </table:table-cell>
          <table:table-cell office:value-type="float" office:value="73908.2" calcext:value-type="float">
            <text:p>73908.2</text:p>
          </table:table-cell>
        </table:table-row>
        <table:table-row table:style-name="ro1">
          <table:table-cell office:value-type="string" calcext:value-type="string">
            <text:p>madison_2016</text:p>
          </table:table-cell>
          <table:table-cell office:value-type="float" office:value="48243.4" calcext:value-type="float">
            <text:p>48243.4</text:p>
          </table:table-cell>
        </table:table-row>
        <table:table-row table:style-name="ro1">
          <table:table-cell office:value-type="string" calcext:value-type="string">
            <text:p>manchester_2016</text:p>
          </table:table-cell>
          <table:table-cell office:value-type="float" office:value="27580.6" calcext:value-type="float">
            <text:p>27580.6</text:p>
          </table:table-cell>
        </table:table-row>
        <table:table-row table:style-name="ro1">
          <table:table-cell office:value-type="string" calcext:value-type="string">
            <text:p>mcallen_2016</text:p>
          </table:table-cell>
          <table:table-cell office:value-type="float" office:value="19631.2" calcext:value-type="float">
            <text:p>19631.2</text:p>
          </table:table-cell>
        </table:table-row>
        <table:table-row table:style-name="ro1">
          <table:table-cell office:value-type="string" calcext:value-type="string">
            <text:p>memphis_2016</text:p>
          </table:table-cell>
          <table:table-cell office:value-type="float" office:value="71088.2" calcext:value-type="float">
            <text:p>71088.2</text:p>
          </table:table-cell>
        </table:table-row>
        <table:table-row table:style-name="ro1">
          <table:table-cell office:value-type="string" calcext:value-type="string">
            <text:p>miami_2016</text:p>
          </table:table-cell>
          <table:table-cell office:value-type="float" office:value="330784.1" calcext:value-type="float">
            <text:p>330784.1</text:p>
          </table:table-cell>
        </table:table-row>
        <table:table-row table:style-name="ro1">
          <table:table-cell office:value-type="string" calcext:value-type="string">
            <text:p>milwaukee_2016</text:p>
          </table:table-cell>
          <table:table-cell office:value-type="float" office:value="102759.6" calcext:value-type="float">
            <text:p>102759.6</text:p>
          </table:table-cell>
        </table:table-row>
        <table:table-row table:style-name="ro1">
          <table:table-cell office:value-type="string" calcext:value-type="string">
            <text:p>minneapolis_2016</text:p>
          </table:table-cell>
          <table:table-cell office:value-type="float" office:value="250375.6" calcext:value-type="float">
            <text:p>250375.6</text:p>
          </table:table-cell>
        </table:table-row>
        <table:table-row table:style-name="ro1">
          <table:table-cell office:value-type="string" calcext:value-type="string">
            <text:p>mobile_2016</text:p>
          </table:table-cell>
          <table:table-cell office:value-type="float" office:value="18904.2" calcext:value-type="float">
            <text:p>18904.2</text:p>
          </table:table-cell>
        </table:table-row>
        <table:table-row table:style-name="ro1">
          <table:table-cell office:value-type="string" calcext:value-type="string">
            <text:p>modesto_2016</text:p>
          </table:table-cell>
          <table:table-cell office:value-type="float" office:value="20388.3" calcext:value-type="float">
            <text:p>20388.3</text:p>
          </table:table-cell>
        </table:table-row>
        <table:table-row table:style-name="ro1">
          <table:table-cell office:value-type="string" calcext:value-type="string">
            <text:p>mytrlebeach_2016</text:p>
          </table:table-cell>
          <table:table-cell office:value-type="float" office:value="16593.7" calcext:value-type="float">
            <text:p>16593.7</text:p>
          </table:table-cell>
        </table:table-row>
        <table:table-row table:style-name="ro1">
          <table:table-cell office:value-type="string" calcext:value-type="string">
            <text:p>nashville_2016</text:p>
          </table:table-cell>
          <table:table-cell office:value-type="float" office:value="126147.5" calcext:value-type="float">
            <text:p>126147.5</text:p>
          </table:table-cell>
        </table:table-row>
        <table:table-row table:style-name="ro1">
          <table:table-cell office:value-type="string" calcext:value-type="string">
            <text:p>newhaven_2016</text:p>
          </table:table-cell>
          <table:table-cell office:value-type="float" office:value="43801.1" calcext:value-type="float">
            <text:p>43801.1</text:p>
          </table:table-cell>
        </table:table-row>
        <table:table-row table:style-name="ro1">
          <table:table-cell office:value-type="string" calcext:value-type="string">
            <text:p>neworleans_2016</text:p>
          </table:table-cell>
          <table:table-cell office:value-type="float" office:value="76616.8" calcext:value-type="float">
            <text:p>76616.8</text:p>
          </table:table-cell>
        </table:table-row>
        <table:table-row table:style-name="ro1">
          <table:table-cell office:value-type="string" calcext:value-type="string">
            <text:p>nyc_2016</text:p>
          </table:table-cell>
          <table:table-cell office:value-type="float" office:value="1662671.3" calcext:value-type="float">
            <text:p>1662671.3</text:p>
          </table:table-cell>
        </table:table-row>
        <table:table-row table:style-name="ro1">
          <table:table-cell office:value-type="string" calcext:value-type="string">
            <text:p>ogden_2016</text:p>
          </table:table-cell>
          <table:table-cell office:value-type="float" office:value="25146.5" calcext:value-type="float">
            <text:p>25146.5</text:p>
          </table:table-cell>
        </table:table-row>
        <table:table-row table:style-name="ro1">
          <table:table-cell office:value-type="string" calcext:value-type="string">
            <text:p>okc_2016</text:p>
          </table:table-cell>
          <table:table-cell office:value-type="float" office:value="70827.8" calcext:value-type="float">
            <text:p>70827.8</text:p>
          </table:table-cell>
        </table:table-row>
        <table:table-row table:style-name="ro1">
          <table:table-cell office:value-type="string" calcext:value-type="string">
            <text:p>omaha_2016</text:p>
          </table:table-cell>
          <table:table-cell office:value-type="float" office:value="63573.6" calcext:value-type="float">
            <text:p>63573.6</text:p>
          </table:table-cell>
        </table:table-row>
        <table:table-row table:style-name="ro1">
          <table:table-cell office:value-type="string" calcext:value-type="string">
            <text:p>orlando_2016</text:p>
          </table:table-cell>
          <table:table-cell office:value-type="float" office:value="127999.5" calcext:value-type="float">
            <text:p>127999.5</text:p>
          </table:table-cell>
        </table:table-row>
        <table:table-row table:style-name="ro1">
          <table:table-cell office:value-type="string" calcext:value-type="string">
            <text:p>oxnard_2016</text:p>
          </table:table-cell>
          <table:table-cell office:value-type="float" office:value="49926.2" calcext:value-type="float">
            <text:p>49926.2</text:p>
          </table:table-cell>
        </table:table-row>
        <table:table-row table:style-name="ro1">
          <table:table-cell office:value-type="string" calcext:value-type="string">
            <text:p>palmbay_2016</text:p>
          </table:table-cell>
          <table:table-cell office:value-type="float" office:value="20596.7" calcext:value-type="float">
            <text:p>20596.7</text:p>
          </table:table-cell>
        </table:table-row>
        <table:table-row table:style-name="ro1">
          <table:table-cell office:value-type="string" calcext:value-type="string">
            <text:p>pensacola_2016</text:p>
          </table:table-cell>
          <table:table-cell office:value-type="float" office:value="17382.7" calcext:value-type="float">
            <text:p>17382.7</text:p>
          </table:table-cell>
        </table:table-row>
        <table:table-row table:style-name="ro1">
          <table:table-cell office:value-type="string" calcext:value-type="string">
            <text:p>philadelphia_2016</text:p>
          </table:table-cell>
          <table:table-cell office:value-type="float" office:value="431383.6" calcext:value-type="float">
            <text:p>431383.6</text:p>
          </table:table-cell>
        </table:table-row>
        <table:table-row table:style-name="ro1">
          <table:table-cell office:value-type="string" calcext:value-type="string">
            <text:p>phoenix_2016</text:p>
          </table:table-cell>
          <table:table-cell office:value-type="float" office:value="231011.3" calcext:value-type="float">
            <text:p>231011.3</text:p>
          </table:table-cell>
        </table:table-row>
        <table:table-row table:style-name="ro1">
          <table:table-cell office:value-type="string" calcext:value-type="string">
            <text:p>pittsburgh_2016</text:p>
          </table:table-cell>
          <table:table-cell office:value-type="float" office:value="137944.3" calcext:value-type="float">
            <text:p>137944.3</text:p>
          </table:table-cell>
        </table:table-row>
        <table:table-row table:style-name="ro1">
          <table:table-cell office:value-type="string" calcext:value-type="string">
            <text:p>portlandme_2016</text:p>
          </table:table-cell>
          <table:table-cell office:value-type="float" office:value="31061.6" calcext:value-type="float">
            <text:p>31061.6</text:p>
          </table:table-cell>
        </table:table-row>
        <table:table-row table:style-name="ro1">
          <table:table-cell office:value-type="string" calcext:value-type="string">
            <text:p>portland_2016</text:p>
          </table:table-cell>
          <table:table-cell office:value-type="float" office:value="164503.5" calcext:value-type="float">
            <text:p>164503.5</text:p>
          </table:table-cell>
        </table:table-row>
        <table:table-row table:style-name="ro1">
          <table:table-cell office:value-type="string" calcext:value-type="string">
            <text:p>porstlucie_2016</text:p>
          </table:table-cell>
          <table:table-cell office:value-type="float" office:value="13288.5" calcext:value-type="float">
            <text:p>13288.5</text:p>
          </table:table-cell>
        </table:table-row>
        <table:table-row table:style-name="ro1">
          <table:table-cell office:value-type="string" calcext:value-type="string">
            <text:p>providence_2016</text:p>
          </table:table-cell>
          <table:table-cell office:value-type="float" office:value="80256.8" calcext:value-type="float">
            <text:p>80256.8</text:p>
          </table:table-cell>
        </table:table-row>
        <table:table-row table:style-name="ro1">
          <table:table-cell office:value-type="string" calcext:value-type="string">
            <text:p>provo_2016</text:p>
          </table:table-cell>
          <table:table-cell office:value-type="float" office:value="23881.1" calcext:value-type="float">
            <text:p>23881.1</text:p>
          </table:table-cell>
        </table:table-row>
        <table:table-row table:style-name="ro1">
          <table:table-cell office:value-type="string" calcext:value-type="string">
            <text:p>raleigh_2016</text:p>
          </table:table-cell>
          <table:table-cell office:value-type="float" office:value="79946.5" calcext:value-type="float">
            <text:p>79946.5</text:p>
          </table:table-cell>
        </table:table-row>
        <table:table-row table:style-name="ro1">
          <table:table-cell office:value-type="string" calcext:value-type="string">
            <text:p>reading_2016</text:p>
          </table:table-cell>
          <table:table-cell office:value-type="float" office:value="19629.5" calcext:value-type="float">
            <text:p>19629.5</text:p>
          </table:table-cell>
        </table:table-row>
        <table:table-row table:style-name="ro1">
          <table:table-cell office:value-type="string" calcext:value-type="string">
            <text:p>reno_2016</text:p>
          </table:table-cell>
          <table:table-cell office:value-type="float" office:value="24793.2" calcext:value-type="float">
            <text:p>24793.2</text:p>
          </table:table-cell>
        </table:table-row>
        <table:table-row table:style-name="ro1">
          <table:table-cell office:value-type="string" calcext:value-type="string">
            <text:p>richmond_2016</text:p>
          </table:table-cell>
          <table:table-cell office:value-type="float" office:value="79508.3" calcext:value-type="float">
            <text:p>79508.3</text:p>
          </table:table-cell>
        </table:table-row>
        <table:table-row table:style-name="ro1">
          <table:table-cell office:value-type="string" calcext:value-type="string">
            <text:p>riverside_2016</text:p>
          </table:table-cell>
          <table:table-cell office:value-type="float" office:value="150575.6" calcext:value-type="float">
            <text:p>150575.6</text:p>
          </table:table-cell>
        </table:table-row>
        <table:table-row table:style-name="ro1">
          <table:table-cell office:value-type="string" calcext:value-type="string">
            <text:p>rochesterny_2016</text:p>
          </table:table-cell>
          <table:table-cell office:value-type="float" office:value="55973.4" calcext:value-type="float">
            <text:p>55973.4</text:p>
          </table:table-cell>
        </table:table-row>
        <table:table-row table:style-name="ro1">
          <table:table-cell office:value-type="string" calcext:value-type="string">
            <text:p>sacramento_2016</text:p>
          </table:table-cell>
          <table:table-cell office:value-type="float" office:value="121202.4" calcext:value-type="float">
            <text:p>121202.4</text:p>
          </table:table-cell>
        </table:table-row>
        <table:table-row table:style-name="ro1">
          <table:table-cell office:value-type="string" calcext:value-type="string">
            <text:p>salemor_2016</text:p>
          </table:table-cell>
          <table:table-cell office:value-type="float" office:value="16680.2" calcext:value-type="float">
            <text:p>16680.2</text:p>
          </table:table-cell>
        </table:table-row>
        <table:table-row table:style-name="ro1">
          <table:table-cell office:value-type="string" calcext:value-type="string">
            <text:p>salinas_2016</text:p>
          </table:table-cell>
          <table:table-cell office:value-type="float" office:value="23185" calcext:value-type="float">
            <text:p>23185</text:p>
          </table:table-cell>
        </table:table-row>
        <table:table-row table:style-name="ro1">
          <table:table-cell office:value-type="string" calcext:value-type="string">
            <text:p>saltlakecity_2016</text:p>
          </table:table-cell>
          <table:table-cell office:value-type="float" office:value="84110.5" calcext:value-type="float">
            <text:p>84110.5</text:p>
          </table:table-cell>
        </table:table-row>
        <table:table-row table:style-name="ro1">
          <table:table-cell office:value-type="string" calcext:value-type="string">
            <text:p>sanantonio_2016</text:p>
          </table:table-cell>
          <table:table-cell office:value-type="float" office:value="119543.9" calcext:value-type="float">
            <text:p>119543.9</text:p>
          </table:table-cell>
        </table:table-row>
        <table:table-row table:style-name="ro1">
          <table:table-cell office:value-type="string" calcext:value-type="string">
            <text:p>sandiego_2016</text:p>
          </table:table-cell>
          <table:table-cell office:value-type="float" office:value="222962.7" calcext:value-type="float">
            <text:p>222962.7</text:p>
          </table:table-cell>
        </table:table-row>
        <table:table-row table:style-name="ro1">
          <table:table-cell office:value-type="string" calcext:value-type="string">
            <text:p>sf_2016</text:p>
          </table:table-cell>
          <table:table-cell office:value-type="float" office:value="475416.6" calcext:value-type="float">
            <text:p>475416.6</text:p>
          </table:table-cell>
        </table:table-row>
        <table:table-row table:style-name="ro1">
          <table:table-cell office:value-type="string" calcext:value-type="string">
            <text:p>sanjose_2016</text:p>
          </table:table-cell>
          <table:table-cell office:value-type="float" office:value="253899.8" calcext:value-type="float">
            <text:p>253899.8</text:p>
          </table:table-cell>
        </table:table-row>
        <table:table-row table:style-name="ro1">
          <table:table-cell office:value-type="string" calcext:value-type="string">
            <text:p>santamaria_2016</text:p>
          </table:table-cell>
          <table:table-cell office:value-type="float" office:value="25155" calcext:value-type="float">
            <text:p>25155</text:p>
          </table:table-cell>
        </table:table-row>
        <table:table-row table:style-name="ro1">
          <table:table-cell office:value-type="string" calcext:value-type="string">
            <text:p>santarosa_2016</text:p>
          </table:table-cell>
          <table:table-cell office:value-type="float" office:value="27405.5" calcext:value-type="float">
            <text:p>27405.5</text:p>
          </table:table-cell>
        </table:table-row>
        <table:table-row table:style-name="ro1">
          <table:table-cell office:value-type="string" calcext:value-type="string">
            <text:p>scranton_2016</text:p>
          </table:table-cell>
          <table:table-cell office:value-type="float" office:value="23170.1" calcext:value-type="float">
            <text:p>23170.1</text:p>
          </table:table-cell>
        </table:table-row>
        <table:table-row table:style-name="ro1">
          <table:table-cell office:value-type="string" calcext:value-type="string">
            <text:p>seattle_2016</text:p>
          </table:table-cell>
          <table:table-cell office:value-type="float" office:value="334411" calcext:value-type="float">
            <text:p>334411</text:p>
          </table:table-cell>
        </table:table-row>
        <table:table-row table:style-name="ro1">
          <table:table-cell office:value-type="string" calcext:value-type="string">
            <text:p>shreveport_2016</text:p>
          </table:table-cell>
          <table:table-cell office:value-type="float" office:value="21300.9" calcext:value-type="float">
            <text:p>21300.9</text:p>
          </table:table-cell>
        </table:table-row>
        <table:table-row table:style-name="ro1">
          <table:table-cell office:value-type="string" calcext:value-type="string">
            <text:p>spokane_2016</text:p>
          </table:table-cell>
          <table:table-cell office:value-type="float" office:value="24409.7" calcext:value-type="float">
            <text:p>24409.7</text:p>
          </table:table-cell>
        </table:table-row>
        <table:table-row table:style-name="ro1">
          <table:table-cell office:value-type="string" calcext:value-type="string">
            <text:p>springfield_2016</text:p>
          </table:table-cell>
          <table:table-cell office:value-type="float" office:value="27232.6" calcext:value-type="float">
            <text:p>27232.6</text:p>
          </table:table-cell>
        </table:table-row>
        <table:table-row table:style-name="ro1">
          <table:table-cell office:value-type="string" calcext:value-type="string">
            <text:p>springfieldmo_2016</text:p>
          </table:table-cell>
          <table:table-cell office:value-type="float" office:value="18566.8" calcext:value-type="float">
            <text:p>18566.8</text:p>
          </table:table-cell>
        </table:table-row>
        <table:table-row table:style-name="ro1">
          <table:table-cell office:value-type="string" calcext:value-type="string">
            <text:p>stocktonlodi_2016</text:p>
          </table:table-cell>
          <table:table-cell office:value-type="float" office:value="26038.7" calcext:value-type="float">
            <text:p>26038.7</text:p>
          </table:table-cell>
        </table:table-row>
        <table:table-row table:style-name="ro1">
          <table:table-cell office:value-type="string" calcext:value-type="string">
            <text:p>syracuse_2016</text:p>
          </table:table-cell>
          <table:table-cell office:value-type="float" office:value="33057.7" calcext:value-type="float">
            <text:p>33057.7</text:p>
          </table:table-cell>
        </table:table-row>
        <table:table-row table:style-name="ro1">
          <table:table-cell office:value-type="string" calcext:value-type="string">
            <text:p>tampa_2016</text:p>
          </table:table-cell>
          <table:table-cell office:value-type="float" office:value="141568.9" calcext:value-type="float">
            <text:p>141568.9</text:p>
          </table:table-cell>
        </table:table-row>
        <table:table-row table:style-name="ro1">
          <table:table-cell office:value-type="string" calcext:value-type="string">
            <text:p>tulsa_2016</text:p>
          </table:table-cell>
          <table:table-cell office:value-type="float" office:value="56077.4" calcext:value-type="float">
            <text:p>56077.4</text:p>
          </table:table-cell>
        </table:table-row>
        <table:table-row table:style-name="ro1">
          <table:table-cell office:value-type="string" calcext:value-type="string">
            <text:p>tucson_2016</text:p>
          </table:table-cell>
          <table:table-cell office:value-type="float" office:value="37259.9" calcext:value-type="float">
            <text:p>37259.9</text:p>
          </table:table-cell>
        </table:table-row>
        <table:table-row table:style-name="ro1">
          <table:table-cell office:value-type="string" calcext:value-type="string">
            <text:p>vallejo_2016</text:p>
          </table:table-cell>
          <table:table-cell office:value-type="float" office:value="20389.8" calcext:value-type="float">
            <text:p>20389.8</text:p>
          </table:table-cell>
        </table:table-row>
        <table:table-row table:style-name="ro1">
          <table:table-cell office:value-type="string" calcext:value-type="string">
            <text:p>virginiabeach_2016</text:p>
          </table:table-cell>
          <table:table-cell office:value-type="float" office:value="92321.3" calcext:value-type="float">
            <text:p>92321.3</text:p>
          </table:table-cell>
        </table:table-row>
        <table:table-row table:style-name="ro1">
          <table:table-cell office:value-type="string" calcext:value-type="string">
            <text:p>visalia_2016</text:p>
          </table:table-cell>
          <table:table-cell office:value-type="float" office:value="16075" calcext:value-type="float">
            <text:p>16075</text:p>
          </table:table-cell>
        </table:table-row>
        <table:table-row table:style-name="ro1">
          <table:table-cell office:value-type="string" calcext:value-type="string">
            <text:p>wichita_2016</text:p>
          </table:table-cell>
          <table:table-cell office:value-type="float" office:value="33585.8" calcext:value-type="float">
            <text:p>33585.8</text:p>
          </table:table-cell>
        </table:table-row>
        <table:table-row table:style-name="ro1">
          <table:table-cell office:value-type="string" calcext:value-type="string">
            <text:p>winstonsalem_2016</text:p>
          </table:table-cell>
          <table:table-cell office:value-type="float" office:value="28744" calcext:value-type="float">
            <text:p>28744</text:p>
          </table:table-cell>
        </table:table-row>
        <table:table-row table:style-name="ro1">
          <table:table-cell office:value-type="string" calcext:value-type="string">
            <text:p>york_2016</text:p>
          </table:table-cell>
          <table:table-cell office:value-type="float" office:value="18596.8" calcext:value-type="float">
            <text:p>18596.8</text:p>
          </table:table-cell>
        </table:table-row>
        <table:table-row table:style-name="ro1">
          <table:table-cell office:value-type="string" calcext:value-type="string">
            <text:p>youngstown_2016</text:p>
          </table:table-cell>
          <table:table-cell office:value-type="float" office:value="19652.4" calcext:value-type="float">
            <text:p>19652.4</text:p>
          </table:table-cell>
        </table:table-row>
        <table:table-row table:style-name="ro1">
          <table:table-cell office:value-type="string" calcext:value-type="string">
            <text:p>stlouis_2016</text:p>
          </table:table-cell>
          <table:table-cell office:value-type="float" office:value="157715.8" calcext:value-type="float">
            <text:p>157715.8</text:p>
          </table:table-cell>
        </table:table-row>
        <table:table-row table:style-name="ro1">
          <table:table-cell office:value-type="string" calcext:value-type="string">
            <text:p>honolulu_2016</text:p>
          </table:table-cell>
          <table:table-cell office:value-type="float" office:value="64977.1" calcext:value-type="float">
            <text:p>64977.1</text:p>
          </table:table-cell>
        </table:table-row>
        <table:table-row table:style-name="ro1">
          <table:table-cell office:value-type="string" calcext:value-type="string">
            <text:p>charlotte_2016</text:p>
          </table:table-cell>
          <table:table-cell office:value-type="float" office:value="165366.7" calcext:value-type="float">
            <text:p>165366.7</text:p>
          </table:table-cell>
        </table:table-row>
        <table:table-row table:style-name="ro1">
          <table:table-cell office:value-type="string" calcext:value-type="string">
            <text:p>sarasota_2016</text:p>
          </table:table-cell>
          <table:table-cell office:value-type="float" office:value="30004.3" calcext:value-type="float">
            <text:p>30004.3</text:p>
          </table:table-cell>
        </table:table-row>
        <table:table-row table:style-name="ro1">
          <table:table-cell office:value-type="string" calcext:value-type="string">
            <text:p>worcester_2016</text:p>
          </table:table-cell>
          <table:table-cell office:value-type="float" office:value="42116.6" calcext:value-type="float">
            <text:p>42116.6</text:p>
          </table:table-cell>
        </table:table-row>
        <table:table-row table:style-name="ro1">
          <table:table-cell office:value-type="string" calcext:value-type="string">
            <text:p>akron_2017</text:p>
          </table:table-cell>
          <table:table-cell office:value-type="float" office:value="36517.9" calcext:value-type="float">
            <text:p>36517.9</text:p>
          </table:table-cell>
        </table:table-row>
        <table:table-row table:style-name="ro1">
          <table:table-cell office:value-type="string" calcext:value-type="string">
            <text:p>albany_2017</text:p>
          </table:table-cell>
          <table:table-cell office:value-type="float" office:value="54301.9" calcext:value-type="float">
            <text:p>54301.9</text:p>
          </table:table-cell>
        </table:table-row>
        <table:table-row table:style-name="ro1">
          <table:table-cell office:value-type="string" calcext:value-type="string">
            <text:p>albuquerque_2017</text:p>
          </table:table-cell>
          <table:table-cell office:value-type="float" office:value="44050.6" calcext:value-type="float">
            <text:p>44050.6</text:p>
          </table:table-cell>
        </table:table-row>
        <table:table-row table:style-name="ro1">
          <table:table-cell office:value-type="string" calcext:value-type="string">
            <text:p>allentown_2017</text:p>
          </table:table-cell>
          <table:table-cell office:value-type="float" office:value="43821.3" calcext:value-type="float">
            <text:p>43821.3</text:p>
          </table:table-cell>
        </table:table-row>
        <table:table-row table:style-name="ro1">
          <table:table-cell office:value-type="string" calcext:value-type="string">
            <text:p>anchorage_2017</text:p>
          </table:table-cell>
          <table:table-cell office:value-type="float" office:value="27962.6" calcext:value-type="float">
            <text:p>27962.6</text:p>
          </table:table-cell>
        </table:table-row>
        <table:table-row table:style-name="ro1">
          <table:table-cell office:value-type="string" calcext:value-type="string">
            <text:p>asheville_2017</text:p>
          </table:table-cell>
          <table:table-cell office:value-type="float" office:value="20179" calcext:value-type="float">
            <text:p>20179</text:p>
          </table:table-cell>
        </table:table-row>
        <table:table-row table:style-name="ro1">
          <table:table-cell office:value-type="string" calcext:value-type="string">
            <text:p>atlanta_2017</text:p>
          </table:table-cell>
          <table:table-cell office:value-type="float" office:value="385542.3" calcext:value-type="float">
            <text:p>385542.3</text:p>
          </table:table-cell>
        </table:table-row>
        <table:table-row table:style-name="ro1">
          <table:table-cell office:value-type="string" calcext:value-type="string">
            <text:p>augusta_2017</text:p>
          </table:table-cell>
          <table:table-cell office:value-type="float" office:value="24395" calcext:value-type="float">
            <text:p>24395</text:p>
          </table:table-cell>
        </table:table-row>
        <table:table-row table:style-name="ro1">
          <table:table-cell office:value-type="string" calcext:value-type="string">
            <text:p>austin_2017</text:p>
          </table:table-cell>
          <table:table-cell office:value-type="float" office:value="148750" calcext:value-type="float">
            <text:p>148750</text:p>
          </table:table-cell>
        </table:table-row>
        <table:table-row table:style-name="ro1">
          <table:table-cell office:value-type="string" calcext:value-type="string">
            <text:p>bakersfield_2017</text:p>
          </table:table-cell>
          <table:table-cell office:value-type="float" office:value="37339.7" calcext:value-type="float">
            <text:p>37339.7</text:p>
          </table:table-cell>
        </table:table-row>
        <table:table-row table:style-name="ro1">
          <table:table-cell office:value-type="string" calcext:value-type="string">
            <text:p>baltimore_2017</text:p>
          </table:table-cell>
          <table:table-cell office:value-type="float" office:value="192177.7" calcext:value-type="float">
            <text:p>192177.7</text:p>
          </table:table-cell>
        </table:table-row>
        <table:table-row table:style-name="ro1">
          <table:table-cell office:value-type="string" calcext:value-type="string">
            <text:p>batonrouge_2017</text:p>
          </table:table-cell>
          <table:table-cell office:value-type="float" office:value="54987.7" calcext:value-type="float">
            <text:p>54987.7</text:p>
          </table:table-cell>
        </table:table-row>
        <table:table-row table:style-name="ro1">
          <table:table-cell office:value-type="string" calcext:value-type="string">
            <text:p>beaumont_2017</text:p>
          </table:table-cell>
          <table:table-cell office:value-type="float" office:value="25021.6" calcext:value-type="float">
            <text:p>25021.6</text:p>
          </table:table-cell>
        </table:table-row>
        <table:table-row table:style-name="ro1">
          <table:table-cell office:value-type="string" calcext:value-type="string">
            <text:p>birmingham_2017</text:p>
          </table:table-cell>
          <table:table-cell office:value-type="float" office:value="64553.2" calcext:value-type="float">
            <text:p>64553.2</text:p>
          </table:table-cell>
        </table:table-row>
        <table:table-row table:style-name="ro1">
          <table:table-cell office:value-type="string" calcext:value-type="string">
            <text:p>boisecity_2017</text:p>
          </table:table-cell>
          <table:table-cell office:value-type="float" office:value="33604.3" calcext:value-type="float">
            <text:p>33604.3</text:p>
          </table:table-cell>
        </table:table-row>
        <table:table-row table:style-name="ro1">
          <table:table-cell office:value-type="string" calcext:value-type="string">
            <text:p>boston_2017</text:p>
          </table:table-cell>
          <table:table-cell office:value-type="float" office:value="438683.9" calcext:value-type="float">
            <text:p>438683.9</text:p>
          </table:table-cell>
        </table:table-row>
        <table:table-row table:style-name="ro1">
          <table:table-cell office:value-type="string" calcext:value-type="string">
            <text:p>bridgeport_2017</text:p>
          </table:table-cell>
          <table:table-cell office:value-type="float" office:value="98256.4" calcext:value-type="float">
            <text:p>98256.4</text:p>
          </table:table-cell>
        </table:table-row>
        <table:table-row table:style-name="ro1">
          <table:table-cell office:value-type="string" calcext:value-type="string">
            <text:p>brownsville_2017</text:p>
          </table:table-cell>
          <table:table-cell office:value-type="float" office:value="10196.8" calcext:value-type="float">
            <text:p>10196.8</text:p>
          </table:table-cell>
        </table:table-row>
        <table:table-row table:style-name="ro1">
          <table:table-cell office:value-type="string" calcext:value-type="string">
            <text:p>buffalo_2017</text:p>
          </table:table-cell>
          <table:table-cell office:value-type="float" office:value="60014.3" calcext:value-type="float">
            <text:p>60014.3</text:p>
          </table:table-cell>
        </table:table-row>
        <table:table-row table:style-name="ro1">
          <table:table-cell office:value-type="string" calcext:value-type="string">
            <text:p>canton_2017</text:p>
          </table:table-cell>
          <table:table-cell office:value-type="float" office:value="16771.3" calcext:value-type="float">
            <text:p>16771.3</text:p>
          </table:table-cell>
        </table:table-row>
        <table:table-row table:style-name="ro1">
          <table:table-cell office:value-type="string" calcext:value-type="string">
            <text:p>capecoral_2017</text:p>
          </table:table-cell>
          <table:table-cell office:value-type="float" office:value="27952.9" calcext:value-type="float">
            <text:p>27952.9</text:p>
          </table:table-cell>
        </table:table-row>
        <table:table-row table:style-name="ro1">
          <table:table-cell office:value-type="string" calcext:value-type="string">
            <text:p>charleston_2017</text:p>
          </table:table-cell>
          <table:table-cell office:value-type="float" office:value="42003.8" calcext:value-type="float">
            <text:p>42003.8</text:p>
          </table:table-cell>
        </table:table-row>
        <table:table-row table:style-name="ro1">
          <table:table-cell office:value-type="string" calcext:value-type="string">
            <text:p>chattanooga_2017</text:p>
          </table:table-cell>
          <table:table-cell office:value-type="float" office:value="27071" calcext:value-type="float">
            <text:p>27071</text:p>
          </table:table-cell>
        </table:table-row>
        <table:table-row table:style-name="ro1">
          <table:table-cell office:value-type="string" calcext:value-type="string">
            <text:p>chicago_2017</text:p>
          </table:table-cell>
          <table:table-cell office:value-type="float" office:value="679699.1" calcext:value-type="float">
            <text:p>679699.1</text:p>
          </table:table-cell>
        </table:table-row>
        <table:table-row table:style-name="ro1">
          <table:table-cell office:value-type="string" calcext:value-type="string">
            <text:p>cincinnati_2017</text:p>
          </table:table-cell>
          <table:table-cell office:value-type="float" office:value="138033.6" calcext:value-type="float">
            <text:p>138033.6</text:p>
          </table:table-cell>
        </table:table-row>
        <table:table-row table:style-name="ro1">
          <table:table-cell office:value-type="string" calcext:value-type="string">
            <text:p>cleveland_2017</text:p>
          </table:table-cell>
          <table:table-cell office:value-type="float" office:value="4343.1" calcext:value-type="float">
            <text:p>4343.1</text:p>
          </table:table-cell>
        </table:table-row>
        <table:table-row table:style-name="ro1">
          <table:table-cell office:value-type="string" calcext:value-type="string">
            <text:p>coloradosprings_2017</text:p>
          </table:table-cell>
          <table:table-cell office:value-type="float" office:value="32683.1" calcext:value-type="float">
            <text:p>32683.1</text:p>
          </table:table-cell>
        </table:table-row>
        <table:table-row table:style-name="ro1">
          <table:table-cell office:value-type="string" calcext:value-type="string">
            <text:p>columbia_2017</text:p>
          </table:table-cell>
          <table:table-cell office:value-type="float" office:value="40884.4" calcext:value-type="float">
            <text:p>40884.4</text:p>
          </table:table-cell>
        </table:table-row>
        <table:table-row table:style-name="ro1">
          <table:table-cell office:value-type="string" calcext:value-type="string">
            <text:p>columbus_2017</text:p>
          </table:table-cell>
          <table:table-cell office:value-type="float" office:value="136296.3" calcext:value-type="float">
            <text:p>136296.3</text:p>
          </table:table-cell>
        </table:table-row>
        <table:table-row table:style-name="ro1">
          <table:table-cell office:value-type="string" calcext:value-type="string">
            <text:p>corpuschristi_2017</text:p>
          </table:table-cell>
          <table:table-cell office:value-type="float" office:value="21547.3" calcext:value-type="float">
            <text:p>21547.3</text:p>
          </table:table-cell>
        </table:table-row>
        <table:table-row table:style-name="ro1">
          <table:table-cell office:value-type="string" calcext:value-type="string">
            <text:p>dallas_2017</text:p>
          </table:table-cell>
          <table:table-cell office:value-type="float" office:value="535499.4" calcext:value-type="float">
            <text:p>535499.4</text:p>
          </table:table-cell>
        </table:table-row>
        <table:table-row table:style-name="ro1">
          <table:table-cell office:value-type="string" calcext:value-type="string">
            <text:p>dayton_2017</text:p>
          </table:table-cell>
          <table:table-cell office:value-type="float" office:value="41110.9" calcext:value-type="float">
            <text:p>41110.9</text:p>
          </table:table-cell>
        </table:table-row>
        <table:table-row table:style-name="ro1">
          <table:table-cell office:value-type="string" calcext:value-type="string">
            <text:p>deltona_2017</text:p>
          </table:table-cell>
          <table:table-cell office:value-type="float" office:value="17199.4" calcext:value-type="float">
            <text:p>17199.4</text:p>
          </table:table-cell>
        </table:table-row>
        <table:table-row table:style-name="ro1">
          <table:table-cell office:value-type="string" calcext:value-type="string">
            <text:p>denver_2017</text:p>
          </table:table-cell>
          <table:table-cell office:value-type="float" office:value="208868" calcext:value-type="float">
            <text:p>208868</text:p>
          </table:table-cell>
        </table:table-row>
        <table:table-row table:style-name="ro1">
          <table:table-cell office:value-type="string" calcext:value-type="string">
            <text:p>desmoines_2017</text:p>
          </table:table-cell>
          <table:table-cell office:value-type="float" office:value="57151.5" calcext:value-type="float">
            <text:p>57151.5</text:p>
          </table:table-cell>
        </table:table-row>
        <table:table-row table:style-name="ro1">
          <table:table-cell office:value-type="string" calcext:value-type="string">
            <text:p>detroit_2017</text:p>
          </table:table-cell>
          <table:table-cell office:value-type="float" office:value="260611.8" calcext:value-type="float">
            <text:p>260611.8</text:p>
          </table:table-cell>
        </table:table-row>
        <table:table-row table:style-name="ro1">
          <table:table-cell office:value-type="string" calcext:value-type="string">
            <text:p>dc_2017</text:p>
          </table:table-cell>
          <table:table-cell office:value-type="float" office:value="529990.5" calcext:value-type="float">
            <text:p>529990.5</text:p>
          </table:table-cell>
        </table:table-row>
        <table:table-row table:style-name="ro1">
          <table:table-cell office:value-type="string" calcext:value-type="string">
            <text:p>durham_2017</text:p>
          </table:table-cell>
          <table:table-cell office:value-type="float" office:value="43474.4" calcext:value-type="float">
            <text:p>43474.4</text:p>
          </table:table-cell>
        </table:table-row>
        <table:table-row table:style-name="ro1">
          <table:table-cell office:value-type="string" calcext:value-type="string">
            <text:p>elpaso_2017</text:p>
          </table:table-cell>
          <table:table-cell office:value-type="float" office:value="29032.6" calcext:value-type="float">
            <text:p>29032.6</text:p>
          </table:table-cell>
        </table:table-row>
        <table:table-row table:style-name="ro1">
          <table:table-cell office:value-type="string" calcext:value-type="string">
            <text:p>fayetteville_2017</text:p>
          </table:table-cell>
          <table:table-cell office:value-type="float" office:value="28503.7" calcext:value-type="float">
            <text:p>28503.7</text:p>
          </table:table-cell>
        </table:table-row>
        <table:table-row table:style-name="ro1">
          <table:table-cell office:value-type="string" calcext:value-type="string">
            <text:p>flint_2017</text:p>
          </table:table-cell>
          <table:table-cell office:value-type="float" office:value="13623.3" calcext:value-type="float">
            <text:p>13623.3</text:p>
          </table:table-cell>
        </table:table-row>
        <table:table-row table:style-name="ro1">
          <table:table-cell office:value-type="string" calcext:value-type="string">
            <text:p>fortwayne_2017</text:p>
          </table:table-cell>
          <table:table-cell office:value-type="float" office:value="22358.3" calcext:value-type="float">
            <text:p>22358.3</text:p>
          </table:table-cell>
        </table:table-row>
        <table:table-row table:style-name="ro1">
          <table:table-cell office:value-type="string" calcext:value-type="string">
            <text:p>fresno_2017</text:p>
          </table:table-cell>
          <table:table-cell office:value-type="float" office:value="42045.3" calcext:value-type="float">
            <text:p>42045.3</text:p>
          </table:table-cell>
        </table:table-row>
        <table:table-row table:style-name="ro1">
          <table:table-cell office:value-type="string" calcext:value-type="string">
            <text:p>grandrapids_2017</text:p>
          </table:table-cell>
          <table:table-cell office:value-type="float" office:value="60529.2" calcext:value-type="float">
            <text:p>60529.2</text:p>
          </table:table-cell>
        </table:table-row>
        <table:table-row table:style-name="ro1">
          <table:table-cell office:value-type="string" calcext:value-type="string">
            <text:p>greensboro_2017</text:p>
          </table:table-cell>
          <table:table-cell office:value-type="float" office:value="41543" calcext:value-type="float">
            <text:p>41543</text:p>
          </table:table-cell>
        </table:table-row>
        <table:table-row table:style-name="ro1">
          <table:table-cell office:value-type="string" calcext:value-type="string">
            <text:p>greenville_2017</text:p>
          </table:table-cell>
          <table:table-cell office:value-type="float" office:value="42108.9" calcext:value-type="float">
            <text:p>42108.9</text:p>
          </table:table-cell>
        </table:table-row>
        <table:table-row table:style-name="ro1">
          <table:table-cell office:value-type="string" calcext:value-type="string">
            <text:p>harrisburg_2017</text:p>
          </table:table-cell>
          <table:table-cell office:value-type="float" office:value="37181.9" calcext:value-type="float">
            <text:p>37181.9</text:p>
          </table:table-cell>
        </table:table-row>
        <table:table-row table:style-name="ro1">
          <table:table-cell office:value-type="string" calcext:value-type="string">
            <text:p>hartford_2017</text:p>
          </table:table-cell>
          <table:table-cell office:value-type="float" office:value="90317.5" calcext:value-type="float">
            <text:p>90317.5</text:p>
          </table:table-cell>
        </table:table-row>
        <table:table-row table:style-name="ro1">
          <table:table-cell office:value-type="string" calcext:value-type="string">
            <text:p>houston_2017</text:p>
          </table:table-cell>
          <table:table-cell office:value-type="float" office:value="490074.4" calcext:value-type="float">
            <text:p>490074.4</text:p>
          </table:table-cell>
        </table:table-row>
        <table:table-row table:style-name="ro1">
          <table:table-cell office:value-type="string" calcext:value-type="string">
            <text:p>huntsville_2017</text:p>
          </table:table-cell>
          <table:table-cell office:value-type="float" office:value="25792.8" calcext:value-type="float">
            <text:p>25792.8</text:p>
          </table:table-cell>
        </table:table-row>
        <table:table-row table:style-name="ro1">
          <table:table-cell office:value-type="string" calcext:value-type="string">
            <text:p>indianapolis_2017</text:p>
          </table:table-cell>
          <table:table-cell office:value-type="float" office:value="143873.5" calcext:value-type="float">
            <text:p>143873.5</text:p>
          </table:table-cell>
        </table:table-row>
        <table:table-row table:style-name="ro1">
          <table:table-cell office:value-type="string" calcext:value-type="string">
            <text:p>jackson_2017</text:p>
          </table:table-cell>
          <table:table-cell office:value-type="float" office:value="30236.5" calcext:value-type="float">
            <text:p>30236.5</text:p>
          </table:table-cell>
        </table:table-row>
        <table:table-row table:style-name="ro1">
          <table:table-cell office:value-type="string" calcext:value-type="string">
            <text:p>jacksonville_2017</text:p>
          </table:table-cell>
          <table:table-cell office:value-type="float" office:value="76649.6" calcext:value-type="float">
            <text:p>76649.6</text:p>
          </table:table-cell>
        </table:table-row>
        <table:table-row table:style-name="ro1">
          <table:table-cell office:value-type="string" calcext:value-type="string">
            <text:p>kansascity_2017</text:p>
          </table:table-cell>
          <table:table-cell office:value-type="float" office:value="131092.4" calcext:value-type="float">
            <text:p>131092.4</text:p>
          </table:table-cell>
        </table:table-row>
        <table:table-row table:style-name="ro1">
          <table:table-cell office:value-type="string" calcext:value-type="string">
            <text:p>killeen_2017</text:p>
          </table:table-cell>
          <table:table-cell office:value-type="float" office:value="17556.2" calcext:value-type="float">
            <text:p>17556.2</text:p>
          </table:table-cell>
        </table:table-row>
        <table:table-row table:style-name="ro1">
          <table:table-cell office:value-type="string" calcext:value-type="string">
            <text:p>knoxville_2017</text:p>
          </table:table-cell>
          <table:table-cell office:value-type="float" office:value="41459.4" calcext:value-type="float">
            <text:p>41459.4</text:p>
          </table:table-cell>
        </table:table-row>
        <table:table-row table:style-name="ro1">
          <table:table-cell office:value-type="string" calcext:value-type="string">
            <text:p>lafayette_2017</text:p>
          </table:table-cell>
          <table:table-cell office:value-type="float" office:value="22113.5" calcext:value-type="float">
            <text:p>22113.5</text:p>
          </table:table-cell>
        </table:table-row>
        <table:table-row table:style-name="ro1">
          <table:table-cell office:value-type="string" calcext:value-type="string">
            <text:p>lakeland_2017</text:p>
          </table:table-cell>
          <table:table-cell office:value-type="float" office:value="21154.5" calcext:value-type="float">
            <text:p>21154.5</text:p>
          </table:table-cell>
        </table:table-row>
        <table:table-row table:style-name="ro1">
          <table:table-cell office:value-type="string" calcext:value-type="string">
            <text:p>lancaster_2017</text:p>
          </table:table-cell>
          <table:table-cell office:value-type="float" office:value="28937.7" calcext:value-type="float">
            <text:p>28937.7</text:p>
          </table:table-cell>
        </table:table-row>
        <table:table-row table:style-name="ro1">
          <table:table-cell office:value-type="string" calcext:value-type="string">
            <text:p>lansing_2017</text:p>
          </table:table-cell>
          <table:table-cell office:value-type="float" office:value="22561.7" calcext:value-type="float">
            <text:p>22561.7</text:p>
          </table:table-cell>
        </table:table-row>
        <table:table-row table:style-name="ro1">
          <table:table-cell office:value-type="string" calcext:value-type="string">
            <text:p>lasvegas_2017</text:p>
          </table:table-cell>
          <table:table-cell office:value-type="float" office:value="112288.3" calcext:value-type="float">
            <text:p>112288.3</text:p>
          </table:table-cell>
        </table:table-row>
        <table:table-row table:style-name="ro1">
          <table:table-cell office:value-type="string" calcext:value-type="string">
            <text:p>lexington_2017</text:p>
          </table:table-cell>
          <table:table-cell office:value-type="float" office:value="29960.2" calcext:value-type="float">
            <text:p>29960.2</text:p>
          </table:table-cell>
        </table:table-row>
        <table:table-row table:style-name="ro1">
          <table:table-cell office:value-type="string" calcext:value-type="string">
            <text:p>littlerock_2017</text:p>
          </table:table-cell>
          <table:table-cell office:value-type="float" office:value="38874.4" calcext:value-type="float">
            <text:p>38874.4</text:p>
          </table:table-cell>
        </table:table-row>
        <table:table-row table:style-name="ro1">
          <table:table-cell office:value-type="string" calcext:value-type="string">
            <text:p>la_2017</text:p>
          </table:table-cell>
          <table:table-cell office:value-type="float" office:value="1043735.1" calcext:value-type="float">
            <text:p>1043735.1</text:p>
          </table:table-cell>
        </table:table-row>
        <table:table-row table:style-name="ro1">
          <table:table-cell office:value-type="string" calcext:value-type="string">
            <text:p>louisville_2017</text:p>
          </table:table-cell>
          <table:table-cell office:value-type="float" office:value="76063.5" calcext:value-type="float">
            <text:p>76063.5</text:p>
          </table:table-cell>
        </table:table-row>
        <table:table-row table:style-name="ro1">
          <table:table-cell office:value-type="string" calcext:value-type="string">
            <text:p>madison_2017</text:p>
          </table:table-cell>
          <table:table-cell office:value-type="float" office:value="49853.1" calcext:value-type="float">
            <text:p>49853.1</text:p>
          </table:table-cell>
        </table:table-row>
        <table:table-row table:style-name="ro1">
          <table:table-cell office:value-type="string" calcext:value-type="string">
            <text:p>manchester_2017</text:p>
          </table:table-cell>
          <table:table-cell office:value-type="float" office:value="28442.8" calcext:value-type="float">
            <text:p>28442.8</text:p>
          </table:table-cell>
        </table:table-row>
        <table:table-row table:style-name="ro1">
          <table:table-cell office:value-type="string" calcext:value-type="string">
            <text:p>mcallen_2017</text:p>
          </table:table-cell>
          <table:table-cell office:value-type="float" office:value="20404.8" calcext:value-type="float">
            <text:p>20404.8</text:p>
          </table:table-cell>
        </table:table-row>
        <table:table-row table:style-name="ro1">
          <table:table-cell office:value-type="string" calcext:value-type="string">
            <text:p>memphis_2017</text:p>
          </table:table-cell>
          <table:table-cell office:value-type="float" office:value="72503" calcext:value-type="float">
            <text:p>72503</text:p>
          </table:table-cell>
        </table:table-row>
        <table:table-row table:style-name="ro1">
          <table:table-cell office:value-type="string" calcext:value-type="string">
            <text:p>miami_2017</text:p>
          </table:table-cell>
          <table:table-cell office:value-type="float" office:value="344881.7" calcext:value-type="float">
            <text:p>344881.7</text:p>
          </table:table-cell>
        </table:table-row>
        <table:table-row table:style-name="ro1">
          <table:table-cell office:value-type="string" calcext:value-type="string">
            <text:p>milwaukee_2017</text:p>
          </table:table-cell>
          <table:table-cell office:value-type="float" office:value="105426.8" calcext:value-type="float">
            <text:p>105426.8</text:p>
          </table:table-cell>
        </table:table-row>
        <table:table-row table:style-name="ro1">
          <table:table-cell office:value-type="string" calcext:value-type="string">
            <text:p>minneapolis_2017</text:p>
          </table:table-cell>
          <table:table-cell office:value-type="float" office:value="260106" calcext:value-type="float">
            <text:p>260106</text:p>
          </table:table-cell>
        </table:table-row>
        <table:table-row table:style-name="ro1">
          <table:table-cell office:value-type="string" calcext:value-type="string">
            <text:p>mobile_2017</text:p>
          </table:table-cell>
          <table:table-cell office:value-type="float" office:value="19406.6" calcext:value-type="float">
            <text:p>19406.6</text:p>
          </table:table-cell>
        </table:table-row>
        <table:table-row table:style-name="ro1">
          <table:table-cell office:value-type="string" calcext:value-type="string">
            <text:p>modesto_2017</text:p>
          </table:table-cell>
          <table:table-cell office:value-type="float" office:value="20659.5" calcext:value-type="float">
            <text:p>20659.5</text:p>
          </table:table-cell>
        </table:table-row>
        <table:table-row table:style-name="ro1">
          <table:table-cell office:value-type="string" calcext:value-type="string">
            <text:p>mytrlebeach_2017</text:p>
          </table:table-cell>
          <table:table-cell office:value-type="float" office:value="17216.3" calcext:value-type="float">
            <text:p>17216.3</text:p>
          </table:table-cell>
        </table:table-row>
        <table:table-row table:style-name="ro1">
          <table:table-cell office:value-type="string" calcext:value-type="string">
            <text:p>nashville_2017</text:p>
          </table:table-cell>
          <table:table-cell office:value-type="float" office:value="133251" calcext:value-type="float">
            <text:p>133251</text:p>
          </table:table-cell>
        </table:table-row>
        <table:table-row table:style-name="ro1">
          <table:table-cell office:value-type="string" calcext:value-type="string">
            <text:p>newhaven_2017</text:p>
          </table:table-cell>
          <table:table-cell office:value-type="float" office:value="45251.6" calcext:value-type="float">
            <text:p>45251.6</text:p>
          </table:table-cell>
        </table:table-row>
        <table:table-row table:style-name="ro1">
          <table:table-cell office:value-type="string" calcext:value-type="string">
            <text:p>neworleans_2017</text:p>
          </table:table-cell>
          <table:table-cell office:value-type="float" office:value="79289.9" calcext:value-type="float">
            <text:p>79289.9</text:p>
          </table:table-cell>
        </table:table-row>
        <table:table-row table:style-name="ro1">
          <table:table-cell office:value-type="string" calcext:value-type="string">
            <text:p>nyc_2017</text:p>
          </table:table-cell>
          <table:table-cell office:value-type="float" office:value="1717712.2" calcext:value-type="float">
            <text:p>1717712.2</text:p>
          </table:table-cell>
        </table:table-row>
        <table:table-row table:style-name="ro1">
          <table:table-cell office:value-type="string" calcext:value-type="string">
            <text:p>ogden_2017</text:p>
          </table:table-cell>
          <table:table-cell office:value-type="float" office:value="26476.1" calcext:value-type="float">
            <text:p>26476.1</text:p>
          </table:table-cell>
        </table:table-row>
        <table:table-row table:style-name="ro1">
          <table:table-cell office:value-type="string" calcext:value-type="string">
            <text:p>okc_2017</text:p>
          </table:table-cell>
          <table:table-cell office:value-type="float" office:value="74883.8" calcext:value-type="float">
            <text:p>74883.8</text:p>
          </table:table-cell>
        </table:table-row>
        <table:table-row table:style-name="ro1">
          <table:table-cell office:value-type="string" calcext:value-type="string">
            <text:p>omaha_2017</text:p>
          </table:table-cell>
          <table:table-cell office:value-type="float" office:value="65052.9" calcext:value-type="float">
            <text:p>65052.9</text:p>
          </table:table-cell>
        </table:table-row>
        <table:table-row table:style-name="ro1">
          <table:table-cell office:value-type="string" calcext:value-type="string">
            <text:p>orlando_2017</text:p>
          </table:table-cell>
          <table:table-cell office:value-type="float" office:value="132448.1" calcext:value-type="float">
            <text:p>132448.1</text:p>
          </table:table-cell>
        </table:table-row>
        <table:table-row table:style-name="ro1">
          <table:table-cell office:value-type="string" calcext:value-type="string">
            <text:p>oxnard_2017</text:p>
          </table:table-cell>
          <table:table-cell office:value-type="float" office:value="50847.5" calcext:value-type="float">
            <text:p>50847.5</text:p>
          </table:table-cell>
        </table:table-row>
        <table:table-row table:style-name="ro1">
          <table:table-cell office:value-type="string" calcext:value-type="string">
            <text:p>palmbay_2017</text:p>
          </table:table-cell>
          <table:table-cell office:value-type="float" office:value="21848.6" calcext:value-type="float">
            <text:p>21848.6</text:p>
          </table:table-cell>
        </table:table-row>
        <table:table-row table:style-name="ro1">
          <table:table-cell office:value-type="string" calcext:value-type="string">
            <text:p>pensacola_2017</text:p>
          </table:table-cell>
          <table:table-cell office:value-type="float" office:value="18015.6" calcext:value-type="float">
            <text:p>18015.6</text:p>
          </table:table-cell>
        </table:table-row>
        <table:table-row table:style-name="ro1">
          <table:table-cell office:value-type="string" calcext:value-type="string">
            <text:p>philadelphia_2017</text:p>
          </table:table-cell>
          <table:table-cell office:value-type="float" office:value="444975.2" calcext:value-type="float">
            <text:p>444975.2</text:p>
          </table:table-cell>
        </table:table-row>
        <table:table-row table:style-name="ro1">
          <table:table-cell office:value-type="string" calcext:value-type="string">
            <text:p>phoenix_2017</text:p>
          </table:table-cell>
          <table:table-cell office:value-type="float" office:value="242950.6" calcext:value-type="float">
            <text:p>242950.6</text:p>
          </table:table-cell>
        </table:table-row>
        <table:table-row table:style-name="ro1">
          <table:table-cell office:value-type="string" calcext:value-type="string">
            <text:p>pittsburgh_2017</text:p>
          </table:table-cell>
          <table:table-cell office:value-type="float" office:value="147367.5" calcext:value-type="float">
            <text:p>147367.5</text:p>
          </table:table-cell>
        </table:table-row>
        <table:table-row table:style-name="ro1">
          <table:table-cell office:value-type="string" calcext:value-type="string">
            <text:p>portlandme_2017</text:p>
          </table:table-cell>
          <table:table-cell office:value-type="float" office:value="32143.3" calcext:value-type="float">
            <text:p>32143.3</text:p>
          </table:table-cell>
        </table:table-row>
        <table:table-row table:style-name="ro1">
          <table:table-cell office:value-type="string" calcext:value-type="string">
            <text:p>portland_2017</text:p>
          </table:table-cell>
          <table:table-cell office:value-type="float" office:value="171771.6" calcext:value-type="float">
            <text:p>171771.6</text:p>
          </table:table-cell>
        </table:table-row>
        <table:table-row table:style-name="ro1">
          <table:table-cell office:value-type="string" calcext:value-type="string">
            <text:p>porstlucie_2017</text:p>
          </table:table-cell>
          <table:table-cell office:value-type="float" office:value="13932.9" calcext:value-type="float">
            <text:p>13932.9</text:p>
          </table:table-cell>
        </table:table-row>
        <table:table-row table:style-name="ro1">
          <table:table-cell office:value-type="string" calcext:value-type="string">
            <text:p>providence_2017</text:p>
          </table:table-cell>
          <table:table-cell office:value-type="float" office:value="82928.7" calcext:value-type="float">
            <text:p>82928.7</text:p>
          </table:table-cell>
        </table:table-row>
        <table:table-row table:style-name="ro1">
          <table:table-cell office:value-type="string" calcext:value-type="string">
            <text:p>provo_2017</text:p>
          </table:table-cell>
          <table:table-cell office:value-type="float" office:value="25625.3" calcext:value-type="float">
            <text:p>25625.3</text:p>
          </table:table-cell>
        </table:table-row>
        <table:table-row table:style-name="ro1">
          <table:table-cell office:value-type="string" calcext:value-type="string">
            <text:p>raleigh_2017</text:p>
          </table:table-cell>
          <table:table-cell office:value-type="float" office:value="83288" calcext:value-type="float">
            <text:p>83288</text:p>
          </table:table-cell>
        </table:table-row>
        <table:table-row table:style-name="ro1">
          <table:table-cell office:value-type="string" calcext:value-type="string">
            <text:p>reading_2017</text:p>
          </table:table-cell>
          <table:table-cell office:value-type="float" office:value="18679.1" calcext:value-type="float">
            <text:p>18679.1</text:p>
          </table:table-cell>
        </table:table-row>
        <table:table-row table:style-name="ro1">
          <table:table-cell office:value-type="string" calcext:value-type="string">
            <text:p>reno_2017</text:p>
          </table:table-cell>
          <table:table-cell office:value-type="float" office:value="26631.4" calcext:value-type="float">
            <text:p>26631.4</text:p>
          </table:table-cell>
        </table:table-row>
        <table:table-row table:style-name="ro1">
          <table:table-cell office:value-type="string" calcext:value-type="string">
            <text:p>richmond_2017</text:p>
          </table:table-cell>
          <table:table-cell office:value-type="float" office:value="82739.3" calcext:value-type="float">
            <text:p>82739.3</text:p>
          </table:table-cell>
        </table:table-row>
        <table:table-row table:style-name="ro1">
          <table:table-cell office:value-type="string" calcext:value-type="string">
            <text:p>riverside_2017</text:p>
          </table:table-cell>
          <table:table-cell office:value-type="float" office:value="157931" calcext:value-type="float">
            <text:p>157931</text:p>
          </table:table-cell>
        </table:table-row>
        <table:table-row table:style-name="ro1">
          <table:table-cell office:value-type="string" calcext:value-type="string">
            <text:p>rochesterny_7</text:p>
          </table:table-cell>
          <table:table-cell office:value-type="float" office:value="56550" calcext:value-type="float">
            <text:p>56550</text:p>
          </table:table-cell>
        </table:table-row>
        <table:table-row table:style-name="ro1">
          <table:table-cell office:value-type="string" calcext:value-type="string">
            <text:p>sacramento_2017</text:p>
          </table:table-cell>
          <table:table-cell office:value-type="float" office:value="126352.4" calcext:value-type="float">
            <text:p>126352.4</text:p>
          </table:table-cell>
        </table:table-row>
        <table:table-row table:style-name="ro1">
          <table:table-cell office:value-type="string" calcext:value-type="string">
            <text:p>salemor_2017</text:p>
          </table:table-cell>
          <table:table-cell office:value-type="float" office:value="17332.6" calcext:value-type="float">
            <text:p>17332.6</text:p>
          </table:table-cell>
        </table:table-row>
        <table:table-row table:style-name="ro1">
          <table:table-cell office:value-type="string" calcext:value-type="string">
            <text:p>salinas_2017</text:p>
          </table:table-cell>
          <table:table-cell office:value-type="float" office:value="24095.6" calcext:value-type="float">
            <text:p>24095.6</text:p>
          </table:table-cell>
        </table:table-row>
        <table:table-row table:style-name="ro1">
          <table:table-cell office:value-type="string" calcext:value-type="string">
            <text:p>saltlakecity_2017</text:p>
          </table:table-cell>
          <table:table-cell office:value-type="float" office:value="87801.5" calcext:value-type="float">
            <text:p>87801.5</text:p>
          </table:table-cell>
        </table:table-row>
        <table:table-row table:style-name="ro1">
          <table:table-cell office:value-type="string" calcext:value-type="string">
            <text:p>sanantonio_2017</text:p>
          </table:table-cell>
          <table:table-cell office:value-type="float" office:value="129298.3" calcext:value-type="float">
            <text:p>129298.3</text:p>
          </table:table-cell>
        </table:table-row>
        <table:table-row table:style-name="ro1">
          <table:table-cell office:value-type="string" calcext:value-type="string">
            <text:p>sandiego_2017</text:p>
          </table:table-cell>
          <table:table-cell office:value-type="float" office:value="231845.1" calcext:value-type="float">
            <text:p>231845.1</text:p>
          </table:table-cell>
        </table:table-row>
        <table:table-row table:style-name="ro1">
          <table:table-cell office:value-type="string" calcext:value-type="string">
            <text:p>sf_2017</text:p>
          </table:table-cell>
          <table:table-cell office:value-type="float" office:value="500710.1" calcext:value-type="float">
            <text:p>500710.1</text:p>
          </table:table-cell>
        </table:table-row>
        <table:table-row table:style-name="ro1">
          <table:table-cell office:value-type="string" calcext:value-type="string">
            <text:p>sanjose_2017</text:p>
          </table:table-cell>
          <table:table-cell office:value-type="float" office:value="275293.5" calcext:value-type="float">
            <text:p>275293.5</text:p>
          </table:table-cell>
        </table:table-row>
        <table:table-row table:style-name="ro1">
          <table:table-cell office:value-type="string" calcext:value-type="string">
            <text:p>santamaria_2017</text:p>
          </table:table-cell>
          <table:table-cell office:value-type="float" office:value="26135" calcext:value-type="float">
            <text:p>26135</text:p>
          </table:table-cell>
        </table:table-row>
        <table:table-row table:style-name="ro1">
          <table:table-cell office:value-type="string" calcext:value-type="string">
            <text:p>santarosa_2017</text:p>
          </table:table-cell>
          <table:table-cell office:value-type="float" office:value="28673.1" calcext:value-type="float">
            <text:p>28673.1</text:p>
          </table:table-cell>
        </table:table-row>
        <table:table-row table:style-name="ro1">
          <table:table-cell office:value-type="string" calcext:value-type="string">
            <text:p>scranton_2017</text:p>
          </table:table-cell>
          <table:table-cell office:value-type="float" office:value="23687.5" calcext:value-type="float">
            <text:p>23687.5</text:p>
          </table:table-cell>
        </table:table-row>
        <table:table-row table:style-name="ro1">
          <table:table-cell office:value-type="string" calcext:value-type="string">
            <text:p>seattle_2017</text:p>
          </table:table-cell>
          <table:table-cell office:value-type="float" office:value="356572" calcext:value-type="float">
            <text:p>356572</text:p>
          </table:table-cell>
        </table:table-row>
        <table:table-row table:style-name="ro1">
          <table:table-cell office:value-type="string" calcext:value-type="string">
            <text:p>shreveport_2017</text:p>
          </table:table-cell>
          <table:table-cell office:value-type="float" office:value="22746.2" calcext:value-type="float">
            <text:p>22746.2</text:p>
          </table:table-cell>
        </table:table-row>
        <table:table-row table:style-name="ro1">
          <table:table-cell office:value-type="string" calcext:value-type="string">
            <text:p>spokane_2017</text:p>
          </table:table-cell>
          <table:table-cell office:value-type="float" office:value="25497.6" calcext:value-type="float">
            <text:p>25497.6</text:p>
          </table:table-cell>
        </table:table-row>
        <table:table-row table:style-name="ro1">
          <table:table-cell office:value-type="string" calcext:value-type="string">
            <text:p>springfield_2017</text:p>
          </table:table-cell>
          <table:table-cell office:value-type="float" office:value="27886.3" calcext:value-type="float">
            <text:p>27886.3</text:p>
          </table:table-cell>
        </table:table-row>
        <table:table-row table:style-name="ro1">
          <table:table-cell office:value-type="string" calcext:value-type="string">
            <text:p>springfieldmo_2017</text:p>
          </table:table-cell>
          <table:table-cell office:value-type="float" office:value="19527.8" calcext:value-type="float">
            <text:p>19527.8</text:p>
          </table:table-cell>
        </table:table-row>
        <table:table-row table:style-name="ro1">
          <table:table-cell office:value-type="string" calcext:value-type="string">
            <text:p>stocktonlodi_2017</text:p>
          </table:table-cell>
          <table:table-cell office:value-type="float" office:value="27089.3" calcext:value-type="float">
            <text:p>27089.3</text:p>
          </table:table-cell>
        </table:table-row>
        <table:table-row table:style-name="ro1">
          <table:table-cell office:value-type="string" calcext:value-type="string">
            <text:p>syracuse_2017</text:p>
          </table:table-cell>
          <table:table-cell office:value-type="float" office:value="33633.6" calcext:value-type="float">
            <text:p>33633.6</text:p>
          </table:table-cell>
        </table:table-row>
        <table:table-row table:style-name="ro1">
          <table:table-cell office:value-type="string" calcext:value-type="string">
            <text:p>tampa_2017</text:p>
          </table:table-cell>
          <table:table-cell office:value-type="float" office:value="146349.4" calcext:value-type="float">
            <text:p>146349.4</text:p>
          </table:table-cell>
        </table:table-row>
        <table:table-row table:style-name="ro1">
          <table:table-cell office:value-type="string" calcext:value-type="string">
            <text:p>tulsa_2017</text:p>
          </table:table-cell>
          <table:table-cell office:value-type="float" office:value="57746.8" calcext:value-type="float">
            <text:p>57746.8</text:p>
          </table:table-cell>
        </table:table-row>
        <table:table-row table:style-name="ro1">
          <table:table-cell office:value-type="string" calcext:value-type="string">
            <text:p>tucson_2017</text:p>
          </table:table-cell>
          <table:table-cell office:value-type="float" office:value="39033.8" calcext:value-type="float">
            <text:p>39033.8</text:p>
          </table:table-cell>
        </table:table-row>
        <table:table-row table:style-name="ro1">
          <table:table-cell office:value-type="string" calcext:value-type="string">
            <text:p>vallejo_2017</text:p>
          </table:table-cell>
          <table:table-cell office:value-type="float" office:value="21421.6" calcext:value-type="float">
            <text:p>21421.6</text:p>
          </table:table-cell>
        </table:table-row>
        <table:table-row table:style-name="ro1">
          <table:table-cell office:value-type="string" calcext:value-type="string">
            <text:p>virginiabeach_2017</text:p>
          </table:table-cell>
          <table:table-cell office:value-type="float" office:value="94855.4" calcext:value-type="float">
            <text:p>94855.4</text:p>
          </table:table-cell>
        </table:table-row>
        <table:table-row table:style-name="ro1">
          <table:table-cell office:value-type="string" calcext:value-type="string">
            <text:p>visalia_2017</text:p>
          </table:table-cell>
          <table:table-cell office:value-type="float" office:value="15359.7" calcext:value-type="float">
            <text:p>15359.7</text:p>
          </table:table-cell>
        </table:table-row>
        <table:table-row table:style-name="ro1">
          <table:table-cell office:value-type="string" calcext:value-type="string">
            <text:p>wichita_2017</text:p>
          </table:table-cell>
          <table:table-cell office:value-type="float" office:value="33840.3" calcext:value-type="float">
            <text:p>33840.3</text:p>
          </table:table-cell>
        </table:table-row>
        <table:table-row table:style-name="ro1">
          <table:table-cell office:value-type="string" calcext:value-type="string">
            <text:p>winstonsalem_2017</text:p>
          </table:table-cell>
          <table:table-cell office:value-type="float" office:value="29749.4" calcext:value-type="float">
            <text:p>29749.4</text:p>
          </table:table-cell>
        </table:table-row>
        <table:table-row table:style-name="ro1">
          <table:table-cell office:value-type="string" calcext:value-type="string">
            <text:p>york_2017</text:p>
          </table:table-cell>
          <table:table-cell office:value-type="float" office:value="19382.8" calcext:value-type="float">
            <text:p>19382.8</text:p>
          </table:table-cell>
        </table:table-row>
        <table:table-row table:style-name="ro1">
          <table:table-cell office:value-type="string" calcext:value-type="string">
            <text:p>youngstown_2017</text:p>
          </table:table-cell>
          <table:table-cell office:value-type="float" office:value="19755.1" calcext:value-type="float">
            <text:p>19755.1</text:p>
          </table:table-cell>
        </table:table-row>
        <table:table-row table:style-name="ro1">
          <table:table-cell office:value-type="string" calcext:value-type="string">
            <text:p>stlouis_2017</text:p>
          </table:table-cell>
          <table:table-cell office:value-type="float" office:value="161281.2" calcext:value-type="float">
            <text:p>161281.2</text:p>
          </table:table-cell>
        </table:table-row>
        <table:table-row table:style-name="ro1">
          <table:table-cell office:value-type="string" calcext:value-type="string">
            <text:p>honolulu_2017</text:p>
          </table:table-cell>
          <table:table-cell office:value-type="float" office:value="67495.4" calcext:value-type="float">
            <text:p>67495.4</text:p>
          </table:table-cell>
        </table:table-row>
        <table:table-row table:style-name="ro1">
          <table:table-cell office:value-type="string" calcext:value-type="string">
            <text:p>charlotte_2017</text:p>
          </table:table-cell>
          <table:table-cell office:value-type="float" office:value="174029.1" calcext:value-type="float">
            <text:p>174029.1</text:p>
          </table:table-cell>
        </table:table-row>
        <table:table-row table:style-name="ro1">
          <table:table-cell office:value-type="string" calcext:value-type="string">
            <text:p>sarasota_2017</text:p>
          </table:table-cell>
          <table:table-cell office:value-type="float" office:value="31196.6" calcext:value-type="float">
            <text:p>31196.6</text:p>
          </table:table-cell>
        </table:table-row>
        <table:table-row table:style-name="ro1">
          <table:table-cell office:value-type="string" calcext:value-type="string">
            <text:p>worcester_2017</text:p>
          </table:table-cell>
          <table:table-cell office:value-type="float" office:value="43749.6" calcext:value-type="float">
            <text:p>4374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20:26:01.251741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4:02:51.393314011</meta:creation-date>
    <dc:date>2019-06-25T20:30:09.357495871</dc:date>
    <meta:editing-duration>PT13M13S</meta:editing-duration>
    <meta:editing-cycles>4</meta:editing-cycles>
    <meta:generator>LibreOffice/6.0.7.3$Linux_X86_64 LibreOffice_project/00m0$Build-3</meta:generator>
    <meta:document-statistic meta:table-count="1" meta:cell-count="798" meta:object-count="0"/>
  </office:meta>
</office:document-meta>
</file>